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pt"/>
    </style:style>
    <style:style style:name="co2" style:family="table-column">
      <style:table-column-properties fo:break-before="auto" style:column-width="64.01pt"/>
    </style:style>
    <style:style style:name="co3" style:family="table-column">
      <style:table-column-properties fo:break-before="auto" style:column-width="7.71pt"/>
    </style:style>
    <style:style style:name="co4" style:family="table-column">
      <style:table-column-properties fo:break-before="auto" style:column-width="9.1pt"/>
    </style:style>
    <style:style style:name="co5" style:family="table-column">
      <style:table-column-properties fo:break-before="auto" style:column-width="36.45pt"/>
    </style:style>
    <style:style style:name="co6" style:family="table-column">
      <style:table-column-properties fo:break-before="auto" style:column-width="9.81pt"/>
    </style:style>
    <style:style style:name="co7" style:family="table-column">
      <style:table-column-properties fo:break-before="auto" style:column-width="8.39pt"/>
    </style:style>
    <style:style style:name="co8" style:family="table-column">
      <style:table-column-properties fo:break-before="auto" style:column-width="25.6pt"/>
    </style:style>
    <style:style style:name="co9" style:family="table-column">
      <style:table-column-properties fo:break-before="auto" style:column-width="76.59pt"/>
    </style:style>
    <style:style style:name="co10" style:family="table-column">
      <style:table-column-properties fo:break-before="auto" style:column-width="35.04pt"/>
    </style:style>
    <style:style style:name="co11" style:family="table-column">
      <style:table-column-properties fo:break-before="auto" style:column-width="554pt"/>
    </style:style>
    <style:style style:name="ro1" style:family="table-row">
      <style:table-row-properties style:row-height="13.2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automatic"/>
      <style:paragraph-properties fo:text-align="center" fo:margin-left="0pt"/>
    </style:style>
    <style:style style:name="ce3" style:family="table-cell" style:parent-style-name="Default">
      <style:table-cell-properties style:glyph-orientation-vertical="0" fo:wrap-option="no-wrap" style:direction="lt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no-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ce1"/>
        <table:table-column table:style-name="co6" table:default-cell-style-name="Default"/>
        <table:table-column table:style-name="co7" table:default-cell-style-name="Default"/>
        <table:table-column table:style-name="co6" table:default-cell-style-name="Default"/>
        <table:table-column table:style-name="co9" table:default-cell-style-name="Default"/>
        <table:table-column table:style-name="co6" table:default-cell-style-name="Default"/>
        <table:table-column table:style-name="co3" table:number-columns-repeated="2" table:default-cell-style-name="Default"/>
        <table:table-column table:style-name="co10" table:default-cell-style-name="ce1"/>
        <table:table-column table:style-name="co11" table:default-cell-style-name="ce5"/>
        <table:table-column table:style-name="co2" table:number-columns-repeated="2" table:default-cell-style-name="Default"/>
        <table:table-row table:style-name="ro1">
          <table:table-cell office:value-type="string" calcext:value-type="string">
            <text:p>[</text:p>
          </table:table-cell>
          <table:table-cell office:value-type="string" calcext:value-type="string">
            <text:p>"</text:p>
          </table:table-cell>
          <table:table-cell office:value-type="string" calcext:value-type="string">
            <text:p>abominat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bominat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ormerly known as Emil Blonsky, a spy of Soviet Yugoslavian origin working for the KGB, the Abomination gained his powers after receiving a dose of gamma radiation similar to that which transformed Bruce Banner into the incredible Hulk.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7)" office:value-type="float" office:value="23" calcext:value-type="float">
            <text:p>23</text:p>
          </table:table-cell>
          <table:table-cell table:style-name="ce3" office:value-type="string" calcext:value-type="string">
            <text:p>पूर्व एमिल Blonsky, सोवियत Yugoslavian केजीबी के लिए काम कर मूल के एक जासूस के रूप में जाना, घृणा कि जो अविश्वसनीय हल्क में ब्रूस बैनर तब्दील करने के लिए इसी तरह के गामा विकिरण की एक खुराक प्राप्त करने के बाद अपनी शक्तियों का फायदा हुआ।</text:p>
          </table:table-cell>
          <table:table-cell office:value-type="string" calcext:value-type="string">
            <text:p>abomination</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dam warloc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dam Warloc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merging from a cocoon, the being known as Adam Warlock defies his creators' intentions and proves to be an important cosmic entity. Created by the Enclave to be part of a race of super humans who would abolish war, illness, and crime, Adam Warlock is a unique being who uses his immense and formidable powers to safeguard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1)" office:value-type="float" office:value="77" calcext:value-type="float">
            <text:p>77</text:p>
          </table:table-cell>
          <table:table-cell table:style-name="ce4" office:value-type="string" calcext:value-type="string">
            <text:p>एक कोकून से उभर, किया जा रहा है एडम करामाती के रूप में जाना उसके रचनाकारों के इरादे खारिज कर देता है और महत्वपूर्ण ब्रह्मांडीय इकाई साबित होता है। एन्क्लेव के द्वारा बनाया गया सुपर मनुष्य जो युद्ध, बीमारी, और अपराध को समाप्त होगा की एक दौड़ का हिस्सा बनने का, एडम करामाती एक अनूठा किया जा रहा है अपने विशाल और दुर्जेय शक्तियों का उपयोग करता है जो ब्रह्मांड की रक्षा के लिए है।</text:p>
          </table:table-cell>
          <table:table-cell office:value-type="string" calcext:value-type="string">
            <text:p>एडम करामाती</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ncient o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cient O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youth who would eventually be called the Ancient One was born over five hundred years ago in Kamar-Taj, a village in a hidden land in the Himalaya Mountains in the area now known as Tibet. He became the first Sorcerer Supreme and was able to keep Dormammu out of Earth Dimension for 5 centuri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1)" office:value-type="float" office:value="71" calcext:value-type="float">
            <text:p>71</text:p>
          </table:table-cell>
          <table:table-cell table:style-name="ce4" office:value-type="string" calcext:value-type="string">
            <text:p>युवा जो अंततः प्राचीन एक ही कहा जाता है वर्ष पांच सौ से अधिक साल पहले कमार-ताज, क्षेत्र तिब्बत के रूप में जाना में हिमालय पर्वत में एक छिपे हुए भूमि के एक गांव में पैदा हुआ था। सबसे पहले उन्होंने जादूगर सुप्रीम बन गया है और 5 सदियों के लिए Dormammu पृथ्वी आयाम से बाहर रखने में सक्षम था।</text:p>
          </table:table-cell>
          <table:table-cell office:value-type="string" calcext:value-type="string">
            <text:p>प्राचीन एक</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nti monito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ti Monito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Anti-Monitor is a supervillain from Crisis on Infinite Earths. He is The Monitor’s counterpart from The Anit-Matter Universe and was the sole Guardian of The Sinestro Corp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1)" office:value-type="float" office:value="91" calcext:value-type="float">
            <text:p>91</text:p>
          </table:table-cell>
          <table:table-cell table:style-name="ce4" office:value-type="string" calcext:value-type="string">
            <text:p>विरोधी मॉनिटर अनंत पृथ्वी पर संकट से एक खलनायक है। उन्होंने Anit-पदार्थ ब्रह्मांड से मॉनिटर के समकक्ष है और Sinestro कोर के एकमात्र संरक्षक था।</text:p>
          </table:table-cell>
          <table:table-cell office:value-type="string" calcext:value-type="string">
            <text:p>विरोधी की निगरा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nt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t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x-con Scott Lang uses high-tech equipment to shrink down to insect-size and fight injustice as Ant-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3)" office:value-type="float" office:value="15" calcext:value-type="float">
            <text:p>15</text:p>
          </table:table-cell>
          <table:table-cell table:style-name="ce4" office:value-type="string" calcext:value-type="string">
            <text:p>पूर्व चोर स्कॉट लैंग कीट-आकार के लिए नीचे हटना और चींटी मैन के रूप में अन्याय से लड़ने के लिए उच्च तकनीकी उपकरणों का उपयोग करता है।</text:p>
          </table:table-cell>
          <table:table-cell office:value-type="string" calcext:value-type="string">
            <text:p>ऐंटमै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pocalyps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pocalyps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pproximately 5,000 years old, Apocalypse is a virtually immortal mutant. His real name En Sabah Nur translates to The First 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1)" office:value-type="float" office:value="58" calcext:value-type="float">
            <text:p>58</text:p>
          </table:table-cell>
          <table:table-cell table:style-name="ce4" office:value-type="string" calcext:value-type="string">
            <text:p>लगभग वर्ष 5000 वर्ष, Apocalypse एक लगभग अमर उत्परिवर्ती है। उसका असली नाम एन सबा नूर पहले एक करने के लिए अनुवाद।</text:p>
          </table:table-cell>
          <table:table-cell office:value-type="string" calcext:value-type="string">
            <text:p>कयामत</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poll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poll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ike Superman, Apollo's powers are dependent on the sun. His body behaves like a battery, absorbing sunlight and converting it into energy he can use. Without exposure to the sun his strength, resilience, and ability to fly diminish, ultimately to the point of disappearing—a concern, since aboard the Carrier he is often out of direct sunlight. Apollo is cast in the mould of the Superman archetype. <text:s/>Apollo is notable for being among the first openly gay superheroes in print, although several years behind Marvel Comics' Northstar.[1] He married fellow The Authority member Midnighter and both adopted Jenny Quantu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7)" office:value-type="float" office:value="37" calcext:value-type="float">
            <text:p>37</text:p>
          </table:table-cell>
          <table:table-cell table:style-name="ce4" office:value-type="string" calcext:value-type="string">
            <text:p>सुपरमैन की तरह, अपोलो की शक्तियों सूरज पर निर्भर हैं। उसका शरीर, एक बैटरी की तरह बर्ताव सूरज की रोशनी को अवशोषित और यह ऊर्जा वह उपयोग कर सकते हैं में परिवर्तित। सूरज अपनी ताकत, लचीलापन, और, कम उड़ान भरने के लिए अंततः गायब-एक चिंता का विषय की बात करने के बाद कैरियर पर सवार वह सीधे धूप से बाहर अक्सर है की क्षमता के लिए जोखिम के बिना। अपोलो सुपरमैन मूलरूप आदर्श के सांचे में ढाला है। अपोलो मार्वल कॉमिक्स 'नॉर्थ स्टार के पीछे कई वर्षों हालांकि, प्रिंट में पहली खुलेआम समलैंगिक सुपरहीरो के बीच होने के लिए उल्लेखनीय है। [1] वह साथी प्राधिकरण सदस्य Midnighter से शादी की और दोनों जेनी क्वांटम अपनाया।</text:p>
          </table:table-cell>
          <table:table-cell office:value-type="string" calcext:value-type="string">
            <text:p>अपोलो</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qua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qua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onarch of the undersea realm of Atlantis and King of the Seven Seas, Aquaman is one of the most powerful DC Super Heroes—commanding a kingdom that covers three-quarters of the Earth’s surface, including all the creatures contained withi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7)" office:value-type="float" office:value="35" calcext:value-type="float">
            <text:p>35</text:p>
          </table:table-cell>
          <table:table-cell table:style-name="ce4" office:value-type="string" calcext:value-type="string">
            <text:p>अटलांटिस और सेवन सीज के राजा के पानी के नीचे दायरे के सम्राट, एक्वामैन सबसे शक्तिशाली डीसी सुपर हीरो-कमांडिंग एक राज्य है कि पृथ्वी की सतह का तीन-चौथाई, सभी के भीतर निहित प्राणियों सहित शामिल किया गया है में से एक है।</text:p>
          </table:table-cell>
          <table:table-cell office:value-type="string" calcext:value-type="string">
            <text:p>एक्वामै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are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re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 immortal being who draws his power from belief and conflict, Ares was worshipped by many on Earth as a god of Olympu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1)" office:value-type="float" office:value="49" calcext:value-type="float">
            <text:p>49</text:p>
          </table:table-cell>
          <table:table-cell table:style-name="ce4" office:value-type="string" calcext:value-type="string">
            <text:p>एक अमर जा रहा है, जो विश्वास और संघर्ष से अपनी शक्ति मिलती है, एरेस ओलिंप के देवता के रूप में पृथ्वी पर कई पूजा किया गया था।</text:p>
          </table:table-cell>
          <table:table-cell office:value-type="string" calcext:value-type="string">
            <text:p>एरेस</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a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a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ised in a prison on the island of Santa Prisca for the crimes of his father, Bane dedicated his life to honing his mind and body into a perfect weap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1)" office:value-type="float" office:value="2" calcext:value-type="float">
            <text:p>2</text:p>
          </table:table-cell>
          <table:table-cell table:style-name="ce4" office:value-type="string" calcext:value-type="string">
            <text:p>अपने पिता के अपराधों के लिए सांता प्रिसका के द्वीप पर एक जेल में उठाए, बने एक आदर्श हथियार के रूप में अपने मन और शरीर को पकड़ भी लिए अपना जीवन समर्पित।</text:p>
          </table:table-cell>
          <table:table-cell office:value-type="string" calcext:value-type="string">
            <text:p>फटका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at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at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arbara Gordon redefined what it meant to be a self-made hero when she crafted her own costume and joined Batman's crusade right under her father’s no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1)" office:value-type="float" office:value="2" calcext:value-type="float">
            <text:p>2</text:p>
          </table:table-cell>
          <table:table-cell table:style-name="ce4" office:value-type="string" calcext:value-type="string">
            <text:p>बारबरा गॉर्डन नए सिरे से परिभाषित क्या यह जब वह उसे अपने पोशाक तैयार एक स्व-निर्मित नायक हो करने के लिए होती है और सही अपने पिता की नाक के नीचे बैटमैन की धर्मयुद्ध में शामिल हो गए।</text:p>
          </table:table-cell>
          <table:table-cell office:value-type="string" calcext:value-type="string">
            <text:p>चमगादड़ लड़की</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at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at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ruce Wayne wages eternal war on the criminals of Gotham City. He is vengeance. He is the night. He is Bat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7)" office:value-type="float" office:value="39" calcext:value-type="float">
            <text:p>39</text:p>
          </table:table-cell>
          <table:table-cell table:style-name="ce4" office:value-type="string" calcext:value-type="string">
            <text:p>ब्रूस वेन गॉथम शहर में अपराधियों पर मजदूरी अनन्त युद्ध। उन्होंने कहा कि प्रतिशोध है। वह रात है। वह बैटमैन है।</text:p>
          </table:table-cell>
          <table:table-cell office:value-type="string" calcext:value-type="string">
            <text:p>बैटमै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eas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eas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nry McCoy was a genius. He became one of Apocalypse's leading scientists and spent his time working on expanding genetic mutation alongside his mentor, Nathan Essex, the man known as Sinis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3)" office:value-type="float" office:value="7" calcext:value-type="float">
            <text:p>7</text:p>
          </table:table-cell>
          <table:table-cell table:style-name="ce4" office:value-type="string" calcext:value-type="string">
            <text:p>हेनरी मैककॉय एक प्रतिभाशाली था। उन्होंने Apocalypse के अग्रणी वैज्ञानिकों में से एक बन गए और उनके समय बिताया अपने गुरु, नाथन एसेक्स, आदमी कपटी के रूप में जाना के साथ आनुवंशिक उत्परिवर्तन के विस्तार पर काम कर रहा।</text:p>
          </table:table-cell>
          <table:table-cell office:value-type="string" calcext:value-type="string">
            <text:p>जानव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east bo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east Bo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ble to take the form of almost any animal, Garfield Logan, despite his flippant personality, is one of the most esteemed superheroes to bear the name “Tit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3)" office:value-type="float" office:value="8" calcext:value-type="float">
            <text:p>8</text:p>
          </table:table-cell>
          <table:table-cell table:style-name="ce4" office:value-type="string" calcext:value-type="string">
            <text:p>अपने क्षुद्र व्यक्तित्व के बावजूद, लगभग किसी भी जानवर, गारफील्ड लोगान का रूप ले करने में सक्षम है, सबसे सम्मानित सुपरहीरो नाम सहन करने के लिए में से एक है \"टाइटन\"।</text:p>
          </table:table-cell>
          <table:table-cell office:value-type="string" calcext:value-type="string">
            <text:p>दुष्ट बच्चा</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eyond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eyond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 near omnipotent and vastly powerful mutant inhuman. He is the most powerful being in the Marvel multiverse second alone to The One Above All. He was so strong, that all the Marvel abstracts (such as Eternity, Infinity and Death), supreme cosmic beings (such as Galactus and the Stranger), and The Living Tribunal himself were left at his merc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1)" office:value-type="float" office:value="97" calcext:value-type="float">
            <text:p>97</text:p>
          </table:table-cell>
          <table:table-cell table:style-name="ce4" office:value-type="string" calcext:value-type="string">
            <text:p>एक के पास सर्वशक्तिमान और बेहद शक्तिशाली उत्परिवर्ती अमानवीय। वह चमत्कार मल्टीवर्स एक सभी से ऊपर के लिए अकेले दूसरे में सबसे शक्तिशाली जा रहा है। वह इतना मजबूत था, (जैसे कि इटरनिटी, इन्फिनिटी और मौत के रूप में) सभी मार्वल सार, और लिविंग खुद ट्रिब्यूनल (जैसे Galactus और अजनबी के रूप में) सर्वोच्च ब्रह्मांडीय प्राणी उसकी दया पर छोड़ दिया गया।</text:p>
          </table:table-cell>
          <table:table-cell office:value-type="string" calcext:value-type="string">
            <text:p>beyonder</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ig brad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ig Brad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aken from her mother at an early age, Barda grew up on Apokolips in Granny Goodness's \"Orphanage\" where she was trained in the art of battle. Barda relished fighting and enjoyed besting anyone that challenged h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6]-7)" office:value-type="float" office:value="31" calcext:value-type="float">
            <text:p>31</text:p>
          </table:table-cell>
          <table:table-cell table:style-name="ce4" office:value-type="string" calcext:value-type="string">
            <text:p>कम उम्र में ही उसकी माँ से लिया, बरदा दादी अच्छाई के \"अनाथालय \" जहां वह लड़ाई की कला में प्रशिक्षित किया गया था में Apokolips पर बड़ा हुआ। बरदा लड़ पसंद आया और किसी को भी है कि उसे चुनौती दी besting का आनंद लिया।</text:p>
          </table:table-cell>
          <table:table-cell office:value-type="string" calcext:value-type="string">
            <text:p>बड़ा brada</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lack ada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lack Ada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of the world’s foremost wielders of magic equal of Shazam, Black Adam has been both hero and villain over a life that’s spanned thousands of yea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7]-1)" office:value-type="float" office:value="74" calcext:value-type="float">
            <text:p>74</text:p>
          </table:table-cell>
          <table:table-cell table:style-name="ce4" office:value-type="string" calcext:value-type="string">
            <text:p>जादू Shazam के बराबर की विश्व की अग्रणी wielders में से एक, काले एडम दोनों नायक और एक जीवन है कि हजारों साल फैला रहा है से अधिक खलनायक किया गया है।</text:p>
          </table:table-cell>
          <table:table-cell office:value-type="string" calcext:value-type="string">
            <text:p>काले एडम</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lack canar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lack Canar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earless street fighter and frequent partner to Green Arrow, Dinah Lance tackles injustice with her unmatched martial arts skills and her ear-piercing \"Canary Cr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8]-1)" office:value-type="float" office:value="1" calcext:value-type="float">
            <text:p>1</text:p>
          </table:table-cell>
          <table:table-cell table:style-name="ce4" office:value-type="string" calcext:value-type="string">
            <text:p>निडर सड़क सेनानी और ग्रीन ऐरो के लिए लगातार साथी, दीना लांस उसकी बेजोड़ मार्शल आर्ट कौशल और उसके कान-भेदी \"कैनरी रो \" के साथ अन्याय tackles।</text:p>
          </table:table-cell>
          <table:table-cell office:value-type="string" calcext:value-type="string">
            <text:p>ब्लैक केने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lack pant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lack Pant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Challa is the king of the secretive and highly advanced African nation of Wakanda - as well as the powerful warrior known as the Black Panther. He protects his people as the latest in a legacy line of Black Panther warrio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9]-1)" office:value-type="float" office:value="46" calcext:value-type="float">
            <text:p>46</text:p>
          </table:table-cell>
          <table:table-cell table:style-name="ce4" office:value-type="string" calcext:value-type="string">
            <text:p>साथ ही शक्तिशाली योद्धा ब्लैक पैंथर के रूप में जाना - T'Challa Wakanda के गुप्त और अति उन्नत अफ्रीकी राष्ट्र का राजा है। उन्होंने कहा कि ब्लैक पैंथर योद्धाओं की एक विरासत लाइन में नवीनतम के रूप में अपने लोगों को सुरक्षा करता है।</text:p>
          </table:table-cell>
          <table:table-cell office:value-type="string" calcext:value-type="string">
            <text:p>काला चीता</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black wid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lack Wid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espite super spy Natasha Romanoff’s checkered past, she’s become one of S.H.I.E.L.D.’s most deadly assassins and a frequent member of the Avengers. Trusted by some and feared by most, the Black Widow strives to make up for the bad she had done in the past by helping the world, even if that means getting her hands dirty in the proc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0]-1)" office:value-type="float" office:value="2" calcext:value-type="float">
            <text:p>2</text:p>
          </table:table-cell>
          <table:table-cell table:style-name="ce4" office:value-type="string" calcext:value-type="string">
            <text:p>सुपर जासूस नताशा Romanoff के चेकर अतीत के बावजूद वह S.H.I.E.L.D. के सबसे घातक हत्यारों में से एक और एवेंजर्स के एक लगातार सदस्य बन गया है। कुछ लोगों द्वारा विश्वसनीय और सबसे द्वारा की आशंका, ब्लैक विडो बुरा वह अतीत में दुनिया की मदद से किया था की भरपाई के लिए, कि भले ही इसका मतलब है उसके हाथ प्रक्रिया में गंदा हो रही है प्रयास करता है।</text:p>
          </table:table-cell>
          <table:table-cell office:value-type="string" calcext:value-type="string">
            <text:p>काली विधवा</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bl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bl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ble was sent to the future in a bid to save his life when he was infected by a techno-organic virus. Using his formidable telekinetic abilities and cybernetic enhancements, Cable battles Super Villain foes in his quest for peac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1]-1)" office:value-type="float" office:value="1" calcext:value-type="float">
            <text:p>1</text:p>
          </table:table-cell>
          <table:table-cell table:style-name="ce4" office:value-type="string" calcext:value-type="string">
            <text:p>केबल एक बोली में भविष्य के लिए भेजा गया था उसकी जान बचाने के जब वह एक तकनीकी-जैविक वायरस से संक्रमित किया गया था। उसके दुर्जेय telekinetic क्षमताओं और साइबरनेटिक संवर्द्धन का उपयोग करना, केबल शांति के लिए अपनी खोज में लड़ाई सुपर खलनायक शत्रु।</text:p>
          </table:table-cell>
          <table:table-cell office:value-type="string" calcext:value-type="string">
            <text:p>केब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ptain americ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ptain Americ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ecipient of the Super-Soldier serum, World War II hero Steve Rogers fights for American ideals as one of the world’s mightiest heroes and the leader of the Avenge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2]-7)" office:value-type="float" office:value="16" calcext:value-type="float">
            <text:p>16</text:p>
          </table:table-cell>
          <table:table-cell table:style-name="ce4" office:value-type="string" calcext:value-type="string">
            <text:p>सुपर सैनिक सीरम के प्राप्तकर्ता, द्वितीय विश्व युद्ध के हीरो स्टीव रोजर्स दुनिया की ताकतवर नायकों में से एक और एवेंजर्स के नेता के रूप में अमेरिकी आदर्शों के लिए लड़ता है।</text:p>
          </table:table-cell>
          <table:table-cell office:value-type="string" calcext:value-type="string">
            <text:p>अमेरिकी कप्ता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ptain at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ptain At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ptain Atom is a nuclear-powered super-hero. Beginning his career in the military as a member of the U.S. Air Force, he was framed for a crime he did not commit; to avoid a death sentence, he was forced to undergo scientific experimentation. His powers stem from an ability to tap into the quantum field. He has also been a member of the Justice League and the Living Assault Weapons. And yes!! He is more powerful than Dr. Manhatt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3]-1)" office:value-type="float" office:value="85" calcext:value-type="float">
            <text:p>85</text:p>
          </table:table-cell>
          <table:table-cell table:style-name="ce4" office:value-type="string" calcext:value-type="string">
            <text:p>कप्तान एटम एक परमाणु संचालित सुपर हीरो है। अमेरिकी वायु सेना के एक सदस्य के रूप में सेना में अपने कैरियर की शुरुआत के साथ, वह एक अपराध वह वादा नहीं किया था के लिए तैयार किया गया था, एक मौत की सजा से बचने के लिए, वह वैज्ञानिक प्रयोगों से गुजरना करने के लिए मजबूर किया गया। अपनी शक्तियों को क्वांटम क्षेत्र का दोहन करने की क्षमता से स्टेम। उन्होंने यह भी जस्टिस लीग और लिविंग आक्रमण हथियार के एक सदस्य किया गया है। और हाँ!! उन्होंने कहा कि डॉक्टर मैनहट्टन की तुलना में अधिक शक्तिशाली है!</text:p>
          </table:table-cell>
          <table:table-cell office:value-type="string" calcext:value-type="string">
            <text:p>कप्तान परमाणु</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ptain col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ptain Col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lowing down the Fastest Man Alive is no easy task, let alone stopping him cold in his tracks. But it’s all in a day’s work for Captain Cold. Cold and calculating. That’s the best way to describe Leonard Snart, and it’s how he approached the job. Get in, get out and if anybody gets in the way, deal with them. No fuss and no muss. It was simple and it worked. At least until a certain scarlet-colored speedster interfer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4]-1)" office:value-type="float" office:value="2" calcext:value-type="float">
            <text:p>2</text:p>
          </table:table-cell>
          <table:table-cell table:style-name="ce4" office:value-type="string" calcext:value-type="string">
            <text:p>सबसे तेजी से मैन अलाइव धीमा कोई आसान काम नहीं, उसे अपने पटरियों में ठंड को रोकने अकेले है। लेकिन यह कप्तान शीत के लिए एक दिन के काम में सब है। ठंड और गणना। यही कारण है कि सबसे अच्छा तरीका है लियोनार्ड snart वर्णन करने के लिए है, और यह कैसे वह काम से संपर्क किया है। , में बाहर निकलना और अगर किसी को भी रास्ते में हो जाता है, उन लोगों के साथ सौदा। कोई उपद्रव और कोई अव्यवस्था। यह आसान था और यह काम किया। कम से कम जब तक एक निश्चित लाल रंग स्पीडस्टर दखल दिया।</text:p>
          </table:table-cell>
          <table:table-cell office:value-type="string" calcext:value-type="string">
            <text:p>कप्तान ठंड</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ptain 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ptain 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rol Danvers becomes one of the universe's most powerful heroes when Earth is caught in the middle of a galactic war between two alien races. Now, returning to Earth years later, she must remember her past in order to to prevent a full invasion by shapeshifting aliens, the Skrull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5]-1)" office:value-type="float" office:value="63" calcext:value-type="float">
            <text:p>63</text:p>
          </table:table-cell>
          <table:table-cell table:style-name="ce4" office:value-type="string" calcext:value-type="string">
            <text:p>जब पृथ्वी दो विदेशी दौड़ के बीच एक गांगेय युद्ध के बीच में फंस गया है कैरोल Danvers ब्रह्मांड के सबसे शक्तिशाली नायकों में से एक हो जाता है। अब, बाद में पृथ्वी वर्ष की ओर लौटने, वह अपने अतीत के क्रम, एलियंस Shapeshifting Skrulls द्वारा सम्पूर्ण आक्रमण को रोकने के लिए करने के लिए याद रखना चाहिए।</text:p>
          </table:table-cell>
          <table:table-cell office:value-type="string" calcext:value-type="string">
            <text:p>कप्तान चमत्का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arna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rna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rnage was once a serial killer known as Cletus Kasady, and became Carnage after merging with the offspring of the alien symbiote called Venom during a prison breakout. The symbiote amplified his psychotic nature making him even less mentally stable than he had been previously, and therefore even more dangerous. An interesting note is that, unlike Venom, Carnage is a singular entity, referring to himself as \"I\" instead of \"We\", because the symbiote has actually merged into Kasady's bloodstream.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6]-7)" office:value-type="float" office:value="25" calcext:value-type="float">
            <text:p>25</text:p>
          </table:table-cell>
          <table:table-cell table:style-name="ce4" office:value-type="string" calcext:value-type="string">
            <text:p>नरसंहार एक बार एक सीरियल कि्लिटस Kasady रूप में जाना जाता हत्यारा था, और एक जेल ब्रेकआउट दौरान जहर कहा जाता है विदेशी symbiote की संतानों के साथ विलय के बाद नरसंहार हो गया। symbiote इसलिए और भी अधिक खतरनाक उसे भी कम मानसिक रूप से स्थिर की तुलना में वह पहले से किया गया था बनाने के लिए अपने मानसिक प्रकृति परिलक्षित, और। एक दिलचस्प ध्यान दें कि, जहर के विपरीत, नरसंहार, एक विलक्षण इकाई है के रूप में खुद की चर्चा करते हुए \"मैं\" के बजाय है \"हम\", क्योंकि symbiote वास्तव में Kasady के खून में विलय कर दिया गया।</text:p>
          </table:table-cell>
          <table:table-cell office:value-type="string" calcext:value-type="string">
            <text:p>नरसंहा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harles xavi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harles Xavi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harles Xavier is one of the world's premiere experts on mutants. A mutant telepath, Charles and his wife Moira MacTaggert wrote the book on post-human medicine, treating young mutants endangered by their own powe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7]-1)" office:value-type="float" office:value="57" calcext:value-type="float">
            <text:p>57</text:p>
          </table:table-cell>
          <table:table-cell table:style-name="ce4" office:value-type="string" calcext:value-type="string">
            <text:p>चार्ल्स जेवियर्स उत्परिवर्ती पर दुनिया के प्रीमियर विशेषज्ञों में से एक है। एक उत्परिवर्ती दूरबोधी, चार्ल्स और उनकी पत्नी मोइरा MacTaggert बाद मानव दवा पर पुस्तक लिखी, अपने स्वयं शक्तियों द्वारा खतरे में युवा उत्परिवर्ती इलाज।</text:p>
          </table:table-cell>
          <table:table-cell office:value-type="string" calcext:value-type="string">
            <text:p>चार्ल्स जेवियर्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oluss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oluss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olossus became leader of the Super Soldiers and faced his brainwashed brother in combat. Now a Horseman of Apocalypse, Mikhail destroyed all of Russia's super heroes except his brother. The severely beaten Colossus chose to dedicate his life to stopping Apocalypse and Mikhail on that day. He left Russia to find the X-Me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8]-3)" office:value-type="float" office:value="13" calcext:value-type="float">
            <text:p>13</text:p>
          </table:table-cell>
          <table:table-cell table:style-name="ce4" office:value-type="string" calcext:value-type="string">
            <text:p>कोलोसस सुपर सैनिकों के नेता बन गए और युद्ध में उसके brainwashed भाई का सामना करना पड़ा। अपोकलिप्स नाउ के सवार, मिखाइल अपने भाई को छोड़कर रूस के सुपर हीरो के सभी नष्ट कर दिया। बुरी तरह पीटा कोलोसस उस दिन Apocalypse और मिखाइल रोक के लिए अपना जीवन समर्पित करने का फैसला किया। उन्होंने कहा कि रूस एक्स-मेन खोजने के लिए छोड़ दिया है।</text:p>
          </table:table-cell>
          <table:table-cell office:value-type="string" calcext:value-type="string">
            <text:p>colussus</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onstant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onstant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onstantine has vowed mastery over the occult and the demonic creatures that seek to abuse its power. But in so doing, he’s also learned the hard truth about what it takes to stand against powerful dark forces—a willingness to sacrifice anything and any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29]-1)" office:value-type="float" office:value="8" calcext:value-type="float">
            <text:p>8</text:p>
          </table:table-cell>
          <table:table-cell table:style-name="ce4" office:value-type="string" calcext:value-type="string">
            <text:p>Constantine मनोगत और राक्षसी प्राणियों कि अपनी शक्ति का दुरुपयोग करने की कोशिश से अधिक महारत कसम खाई है। लेकिन ऐसा करते समय, वह भी क्या यह कुछ भी और किसी को भी बलिदान करने के लिए शक्तिशाली अंधेरे बलों-एक इच्छा के खिलाफ खड़े होने के लिए ले जाता है के बारे में कटु सत्य सीखा है।</text:p>
          </table:table-cell>
          <table:table-cell office:value-type="string" calcext:value-type="string">
            <text:p>Constantine</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cybor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ybor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art man, part machine, Vic Stone is a former member of the Teen Titans and a current member of the Justice League who wrestles to preserve his humanity with every new upgra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0]-1)" office:value-type="float" office:value="47" calcext:value-type="float">
            <text:p>47</text:p>
          </table:table-cell>
          <table:table-cell table:style-name="ce4" office:value-type="string" calcext:value-type="string">
            <text:p>भाग आदमी, भाग मशीन, विक स्टोन किशोर टाइटन्स के एक पूर्व सदस्य और न्यायमूर्ति लीग के एक वर्तमान सदस्य है जो हर नए उन्नयन के साथ उसकी मानवता को बचाने के लिये लड़ते है।</text:p>
          </table:table-cell>
          <table:table-cell office:value-type="string" calcext:value-type="string">
            <text:p>साईबोर्ग</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aredevi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aredevi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a boy, Matt Murdock lost his sight—and gained superhuman senses—in an accident that taught him to live without fear. He went on to study law, leading him to a life of crime fighting in New York; as both a lawyer and as the vigilante Daredevi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1]-1)" office:value-type="float" office:value="1" calcext:value-type="float">
            <text:p>1</text:p>
          </table:table-cell>
          <table:table-cell table:style-name="ce4" office:value-type="string" calcext:value-type="string">
            <text:p>एक लड़के के रूप में, मैट Murdock उसकी दृष्टि-और खो अलौकिक होश में एक दुर्घटना है कि उसे सिखाया डर के बिना रहने के लिए प्राप्त की। उन्होंने कहा कि कानून की पढ़ाई करने के लिए, उसे न्यूयॉर्क में अपराध से लड़ने की एक जीवन के लिए अग्रणी पर चला गया; दोनों एक वकील के रूप में और सजग डेयरडेविल के रूप में।</text:p>
          </table:table-cell>
          <table:table-cell office:value-type="string" calcext:value-type="string">
            <text:p>साह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ark knigh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ark Knigh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ruce Wayne wages eternal war on the criminals of Gotham City. He is vengeance. He is the night. He is Bat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2]-7)" office:value-type="float" office:value="39" calcext:value-type="float">
            <text:p>39</text:p>
          </table:table-cell>
          <table:table-cell table:style-name="ce4" office:value-type="string" calcext:value-type="string">
            <text:p>ब्रूस वेन गॉथम शहर में अपराधियों पर मजदूरी अनन्त युद्ध। उन्होंने कहा कि प्रतिशोध है। वह रात है। वह बैटमैन है।</text:p>
          </table:table-cell>
          <table:table-cell office:value-type="string" calcext:value-type="string">
            <text:p>अँधेरी रात</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arksei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arksei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ruling dictator of the world of Apokolips, Darkseid operates on a scale that terrifyingly dwarfs those of the world's greatest heroes. Darkseid seeks to enslave all life in the universe, reshape existence in his image and exert ultimate control. His desire is to eliminate free will and control everyone so that they bow beneath his fee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3]-1)" office:value-type="float" office:value="87" calcext:value-type="float">
            <text:p>87</text:p>
          </table:table-cell>
          <table:table-cell table:style-name="ce4" office:value-type="string" calcext:value-type="string">
            <text:p>Apokolips की दुनिया के शासक तानाशाह, Darkseid पैमाने कि terrifyingly दुनिया की सबसे बड़ी नायकों की उन बौने पर चल रही है। Darkseid ब्रह्मांड में सभी जीवन वश में रखना, उनकी छवि में अस्तित्व नयी आकृति प्रदान और अंतिम नियंत्रण लागू करना चाहता है। उनकी इच्छा स्वतंत्र इच्छा को खत्म करने और हर किसी को नियंत्रित इतना है कि वे अपने पैरों के नीचे धनुष है।</text:p>
          </table:table-cell>
          <table:table-cell office:value-type="string" calcext:value-type="string">
            <text:p>Darkseid</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eadpoo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eadpoo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ade Wilson was born in Canada, but grew up to become the least Canadian person ever. When it comes to the Merc with a Mouth, with great power comes no responsibility. Ever-quipping mercenary Deadpool’s healing factor—and big mouth—make him one of the most relentlessly wisecracking heroes in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4]-7)" office:value-type="float" office:value="22" calcext:value-type="float">
            <text:p>22</text:p>
          </table:table-cell>
          <table:table-cell table:style-name="ce4" office:value-type="string" calcext:value-type="string">
            <text:p>वेड विल्सन कनाडा में पैदा हुआ था, लेकिन कम से कम कैनेडियन व्यक्ति कभी बनने के लिए बड़ा हुआ। यह एक मुँह के साथ मर्क की बात आती है, महान शक्ति के साथ कोई जिम्मेदारी नहीं आता है। कभी-quipping भाड़े डेडपूल का चिकित्सा कारक-और बड़े उसे ब्रह्मांड में सबसे लगातार वाइज़क्रैकिंग नायकों में से एक मुंह में बनाते हैं।</text:p>
          </table:table-cell>
          <table:table-cell office:value-type="string" calcext:value-type="string">
            <text:p>डेड पू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eadsho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eadsho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 assassin, expert marksman and lethal DC Universe villain, Floyd Lawton lives by a simple code: do the job that you're hired for with the least amount of casualties possible—after all, you're not being paid to waste bulle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5]-1)" office:value-type="float" office:value="2" calcext:value-type="float">
            <text:p>2</text:p>
          </table:table-cell>
          <table:table-cell table:style-name="ce4" office:value-type="string" calcext:value-type="string">
            <text:p>एक हत्यारा, विशेषज्ञ निशानेबाज और घातक डीसी यूनिवर्स खलनायक, फ्लोयड लॉटन एक सरल कोड द्वारा रहता है: काम है कि आप सभी संभव के बाद हताहतों की संख्या के कम से कम राशि के साथ के लिए किराए पर कर रहे हैं, तो आप गोलियों बर्बाद करने के लिए भुगतान नहीं किया जा रहा है।</text:p>
          </table:table-cell>
          <table:table-cell office:value-type="string" calcext:value-type="string">
            <text:p>अच्छा निशानेवाला</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eathstrok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eathstrok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ever failing—even when it comes to taking down the World’s Greatest Super Heroes, some of the most powerful beings in the world—that’s what makes you the best. That’s what makes you Deathstroke. Beyond his heightened speed, strength, and senses, Deathstroke's greatest asset comes from his incredibly high intelligence, which makes him a master strategist and tactici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6]-1)" office:value-type="float" office:value="2" calcext:value-type="float">
            <text:p>2</text:p>
          </table:table-cell>
          <table:table-cell table:style-name="ce4" office:value-type="string" calcext:value-type="string">
            <text:p>कभी नाकाम रहने-तब भी जब यह दुनिया की सबसे बड़ी सुपर हीरो नीचे ले आती है, दुनिया भर में है कि क्या आप सबसे अच्छा बनाता में सबसे शक्तिशाली प्राणी हैं। यही कारण है कि आप डैथस्ट्रोक बनाता है। उसकी बढ़ गति, शक्ति, और इंद्रियों से परे, डैथस्ट्रोक की सबसे बड़ी पूंजी उसके अविश्वसनीय रूप से उच्च खुफिया है, जो उसे एक मास्टर रणनीतिकार और रणनीतिकार बनाता है से आता है।</text:p>
          </table:table-cell>
          <table:table-cell office:value-type="string" calcext:value-type="string">
            <text:p>मौत का आघात</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octer manhatt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cter Manhatt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ctor Jonathan Osterman was a nuclear physicist who was caught in a radioactive particle test, which transformed him into a god-like being known as Doctor Manhattan. He is <text:s/>a quantum being of nearly unlimited power. Mister Mxyzptlk, a near-omnipotent being in his own right, has stated that Manhattan's power far exceeds his ow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7]-1)" office:value-type="float" office:value="84" calcext:value-type="float">
            <text:p>84</text:p>
          </table:table-cell>
          <table:table-cell table:style-name="ce4" office:value-type="string" calcext:value-type="string">
            <text:p>डॉक्टर जोनाथन ओस्टेर्मन एक परमाणु भौतिक विज्ञानी, जो एक रेडियोधर्मी कण परीक्षण है, जो उसे एक देवता जैसे प्राणी को डॉक्टर मैनहट्टन के रूप में जाना के रूप में तब्दील में पकड़ा गया था। उन्होंने कहा कि लगभग असीमित शक्ति का एक क्वांटम से किया जा रहा है। मिस्टर Mxyzptlk, अपने ही अधिकार में एक लगभग सर्वशक्तिमान जा रहा है, ने कहा है कि मैनहट्टन के बिजली अब तक अपने ही अधिक है।</text:p>
          </table:table-cell>
          <table:table-cell office:value-type="string" calcext:value-type="string">
            <text:p>डॉक्टर manhatton</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octer stran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cter Stran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ormerly a renowned surgeon, Doctor Stephen Strange now serves as the Sorcerer Supreme—Earth’s foremost protector against magical and mystical threats. Possessing vast magical knowledge and skills to call upon, he now serves as Earth’s newest Master of the Mystic Ar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8]-1)" office:value-type="float" office:value="72" calcext:value-type="float">
            <text:p>72</text:p>
          </table:table-cell>
          <table:table-cell table:style-name="ce4" office:value-type="string" calcext:value-type="string">
            <text:p>पूर्व एक प्रसिद्ध सर्जन, डॉक्टर स्टीफन अजीब अब जादुई और रहस्यमय खतरों के खिलाफ जादूगर सुप्रीम-पृथ्वी के सबसे महत्वपूर्ण रक्षक के रूप में कार्य करता है। विशाल जादुई ज्ञान और कौशल रखने पर कॉल करने के लिए, वह अब रहस्यवादी कला के पृथ्वी की नवीनतम मास्टर के रूप में कार्य करता है।</text:p>
          </table:table-cell>
          <table:table-cell office:value-type="string" calcext:value-type="string">
            <text:p>डॉक्टर अजीब</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octor octop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ctor Octop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tto Octavius designed a set of highly advanced mechanical arms to assist him with his research into atomic physics. The tentacled arms were resistant to radiation and were capable of great strength and highly precise movement. They were attached to a harness that fit around his body. <text:s/>During an accidental radiation leak that ended in an explosion, the apparatus became fused to Octavius' body. It was later revealed that the radiation (or possibly his own latent mutation) had mutated his brain so that he could control the movement of the arms using his thoughts al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39]-1)" office:value-type="float" office:value="5" calcext:value-type="float">
            <text:p>5</text:p>
          </table:table-cell>
          <table:table-cell table:style-name="ce4" office:value-type="string" calcext:value-type="string">
            <text:p>ओटो Octavius ​​उसे परमाणु भौतिकी में अपने शोध के साथ सहायता करने अति उन्नत यांत्रिक हथियारों का एक सेट तैयार किया गया है। tentacled हथियारों विकिरण के लिए प्रतिरोधी थे और महान शक्ति और बहुत सटीक आंदोलन करने में सक्षम थे। वे एक साज़ है कि उसके शरीर के चारों ओर फिट करने के लिए जोड़ा जाता था। एक आकस्मिक विकिरण रिसाव कि एक विस्फोट में समाप्त हो गया के दौरान, तंत्र Octavius ​​'शरीर के लिए आपस में जुड़े हो गया। बाद में यह पता चला था कि विकिरण (या शायद अपने ही अव्यक्त उत्परिवर्तन) उसके मस्तिष्क उत्परिवर्तित था इतना है कि वह हथियार अपने विचारों को अकेले का उपयोग करने का आंदोलन को नियंत्रित कर सकता है।</text:p>
          </table:table-cell>
          <table:table-cell office:value-type="string" calcext:value-type="string">
            <text:p>डॉक्टर ऑक्टोप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oomsda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omsda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omsday was originally created on Krypton as part of a deranged scientist's quest to create the perfect hunter. The creature was subjected to cruel and terrible experiments—killed and cloned thousands upon thousands of times—a process that allowed his body to adapt natural defenses against whatever previously had bested him. No one will ever forget the day that Superman died. Nor will they forget the name of the monster responsible—Doomsda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0]-1)" office:value-type="float" office:value="75" calcext:value-type="float">
            <text:p>75</text:p>
          </table:table-cell>
          <table:table-cell table:style-name="ce4" office:value-type="string" calcext:value-type="string">
            <text:p>प्रलय का दिन मूल रूप से सही शिकारी बनाने के लिए एक विक्षिप्त वैज्ञानिक की तलाश के हिस्से के रूप क्रिप्टोन पर बनाया गया था। प्राणी क्रूर और भयानक के अधीन प्रयोगों मारे बार-एक प्रक्रिया है कि उसके शरीर की प्राकृतिक सुरक्षा जो कुछ के खिलाफ पहले उसे पिछड़ने था अनुकूल करने के लिए अनुमति की हजारों पर और क्लोन हजारों किया गया था। कोई भी कभी भी दिन है कि सुपरमैन की मृत्यु हो गई भूल जाएगा। न ही वे राक्षस जिम्मेदार-प्रलय का दिन के नाम भूल जाएगा।</text:p>
          </table:table-cell>
          <table:table-cell office:value-type="string" calcext:value-type="string">
            <text:p>कयामत का दि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ormammu</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rmammu</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riginating in the aptly-named Dark Dimension, this incredibly powerful being has ominous plans for Earth and those who live there. He is ruler of Dark Dimension and can use it as a source for infinite energ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1]-1)" office:value-type="float" office:value="86" calcext:value-type="float">
            <text:p>86</text:p>
          </table:table-cell>
          <table:table-cell table:style-name="ce4" office:value-type="string" calcext:value-type="string">
            <text:p>जिसे उपयुक्त नाम डार्क आयाम में होने वाले, इस अविश्वसनीय रूप से शक्तिशाली जा रहा है पृथ्वी के लिए अशुभ योजनाओं और जो लोग वहाँ रहते हैं। उन्होंने कहा कि डार्क आयाम के शासक है और अनंत ऊर्जा के लिए एक स्रोत के रूप में उपयोग कर सकते हैं।</text:p>
          </table:table-cell>
          <table:table-cell office:value-type="string" calcext:value-type="string">
            <text:p>dormammu</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r manhatt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r Manhatt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ctor Jonathan Osterman was a nuclear physicist who was caught in a radioactive particle test, which transformed him into a god-like being known as Doctor Manhattan. He is <text:s/>a quantum being of nearly unlimited power. Mister Mxyzptlk, a near-omnipotent being in his own right, has stated that Manhattan's power far exceeds his ow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2]-1)" office:value-type="float" office:value="84" calcext:value-type="float">
            <text:p>84</text:p>
          </table:table-cell>
          <table:table-cell table:style-name="ce4" office:value-type="string" calcext:value-type="string">
            <text:p>डॉक्टर जोनाथन ओस्टेर्मन एक परमाणु भौतिक विज्ञानी, जो एक रेडियोधर्मी कण परीक्षण है, जो उसे एक देवता जैसे प्राणी को डॉक्टर मैनहट्टन के रूप में जाना के रूप में तब्दील में पकड़ा गया था। उन्होंने कहा कि लगभग असीमित शक्ति का एक क्वांटम से किया जा रहा है। मिस्टर Mxyzptlk, अपने ही अधिकार में एक लगभग सर्वशक्तिमान जा रहा है, ने कहा है कि मैनहट्टन के बिजली अब तक अपने ही अधिक है।</text:p>
          </table:table-cell>
          <table:table-cell office:value-type="string" calcext:value-type="string">
            <text:p>डॉ manhatton</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r stran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r Strang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ormerly a renowned surgeon, Doctor Stephen Strange now serves as the Sorcerer Supreme—Earth’s foremost protector against magical and mystical threats. Possessing vast magical knowledge and skills to call upon, he now serves as Earth’s newest Master of the Mystic Ar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3]-1)" office:value-type="float" office:value="72" calcext:value-type="float">
            <text:p>72</text:p>
          </table:table-cell>
          <table:table-cell table:style-name="ce4" office:value-type="string" calcext:value-type="string">
            <text:p>पूर्व एक प्रसिद्ध सर्जन, डॉक्टर स्टीफन अजीब अब जादुई और रहस्यमय खतरों के खिलाफ जादूगर सुप्रीम-पृथ्वी के सबसे महत्वपूर्ण रक्षक के रूप में कार्य करता है। विशाल जादुई ज्ञान और कौशल रखने पर कॉल करने के लिए, वह अब रहस्यवादी कला के पृथ्वी की नवीनतम मास्टर के रूप में कार्य करता है।</text:p>
          </table:table-cell>
          <table:table-cell office:value-type="string" calcext:value-type="string">
            <text:p>डॉ अजीब</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drax</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rax</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rax uses his super strength and combat skills to destroy any enemies of the galaxy. Drax is a brutish, battle-tested warrior. A former intergalactic criminal, Drax has no interest in money, only avenging his slain family. Reluctant at first, the hero with an unquenchable murderous rage joins the Guardians of the Galax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4]-3)" office:value-type="float" office:value="12" calcext:value-type="float">
            <text:p>12</text:p>
          </table:table-cell>
          <table:table-cell table:style-name="ce4" office:value-type="string" calcext:value-type="string">
            <text:p>ड्राक्स आकाशगंगा के किसी भी शत्रुओं को नष्ट करने के लिए अपने सुपर शक्ति और युद्ध कौशल का उपयोग करता है। ड्राक्स एक पाशविक, लड़ाई परीक्षण योद्धा है। एक पूर्व अंतरिक्ष आपराधिक, ड्राक्स पैसे में कोई दिलचस्पी नहीं, केवल अपने मृत परिवार बदला लेने है। पहली बार में अनिच्छुक, एक अतृप्त जानलेवा क्रोध से नायक आकाशगंगा के रखवालों मिलती है।</text:p>
          </table:table-cell>
          <table:table-cell office:value-type="string" calcext:value-type="string">
            <text:p>ड्राक्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eclips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clips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 is the first incarnation of the Wrath of God and the Angel of Vengeance. Eclipso is sealed inside the Heart of Darkness, which appears as a small, black diamond, first mined on the desolate world of Apokol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5]-1)" office:value-type="float" office:value="89" calcext:value-type="float">
            <text:p>89</text:p>
          </table:table-cell>
          <table:table-cell table:style-name="ce4" office:value-type="string" calcext:value-type="string">
            <text:p>उन्होंने कहा कि भगवान के क्रोध और वेंजेंस एंजेल के पहले अवतार है। Eclipso अंधेरे का दिल है, जो एक छोटी सी, काला हीरा, पहले Apokolips की उजाड़ दुनिया पर खनन के रूप में प्रकट होता है अंदर बंद है।</text:p>
          </table:table-cell>
          <table:table-cell office:value-type="string" calcext:value-type="string">
            <text:p>eclipso</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erik killmong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rik Killmong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ised in America, the man known as Erik Killmonger returns to his father's home of Wakanda determined to overthrow T'Challa and rule the nation himself. Erik “Killmonger” Stevens challenged the Black Panther for the throne of Wakanda with special ops skills, devious tactics, and an eye on changing the wor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6]-1)" office:value-type="float" office:value="45" calcext:value-type="float">
            <text:p>45</text:p>
          </table:table-cell>
          <table:table-cell table:style-name="ce4" office:value-type="string" calcext:value-type="string">
            <text:p>अमेरिका में उठाए, एरिक Killmonger रूप में जाना जाता आदमी रिटर्न के लिए Wakanda की अपने पिता के घर T'Challa को उखाड़ फेंकने और देश पर राज खुद के लिए निर्धारित किया। एरिक \"Killmonger\" स्टीवंस विशेष ऑप्स कौशल, कुटिल रणनीति, और दुनिया बदल रही पर नजर के साथ Wakanda के सिंहासन के लिए ब्लैक पैंथर को चुनौती दी।</text:p>
          </table:table-cell>
          <table:table-cell office:value-type="string" calcext:value-type="string">
            <text:p>एरिक killmonger</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eternit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ternit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very embodiment of time. Eternity can manipulate space, time, and reality itself as he wishes. His power is greater even than the likes of Galactu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7]-1)" office:value-type="float" office:value="93" calcext:value-type="float">
            <text:p>93</text:p>
          </table:table-cell>
          <table:table-cell table:style-name="ce4" office:value-type="string" calcext:value-type="string">
            <text:p>समय की बहुत अवतार। अनंत काल अंतरिक्ष, समय, और वास्तविकता में ही फेरबदल कर सकते हैं के रूप में वह चाहता है। उनकी शक्ति भी Galactus की पसंद से अधिक है।</text:p>
          </table:table-cell>
          <table:table-cell office:value-type="string" calcext:value-type="string">
            <text:p>अनंत का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falc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alc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en Captain America asked Air Force Veteran Sam Wilson for help, Wilson immediately agreed. He donned the flight suit he’d used in combat to become the Falcon, setting him on a path towards becoming an Aveng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8]-1)" office:value-type="float" office:value="4" calcext:value-type="float">
            <text:p>4</text:p>
          </table:table-cell>
          <table:table-cell table:style-name="ce4" office:value-type="string" calcext:value-type="string">
            <text:p>जब कप्तान अमेरिका की मदद के लिए वायु सेना के वयोवृद्ध सैम विल्सन से पूछा, विल्सन तुरंत सहमत हो गए। उन्होंने कहा कि उड़ान सूट वह युद्ध में प्रयोग था फाल्कन बनने के लिए पहना, उसे एक Avenger बनने की दिशा में एक पथ पर स्थापित कर लिया।</text:p>
          </table:table-cell>
          <table:table-cell office:value-type="string" calcext:value-type="string">
            <text:p>बाज़</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firestor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irestor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en it comes to personalities, Ronnie Raymond and Jason Rusch are on opposite ends of the figurative periodic table. Ronnie’s a good-looking athlete with a quick-to-action attitude and a healthy dose of ego, while Jason’s a gifted science student who’s never happier than when he’s working alone in a lab. Caught in an explosion that should have killed them both, the pair were instead fused together into one nuclear-powered being. Bonded through a phenomenon known as the Firestorm Matrix, Ronnie and Jason act together as a single super h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49]-1)" office:value-type="float" office:value="44" calcext:value-type="float">
            <text:p>44</text:p>
          </table:table-cell>
          <table:table-cell table:style-name="ce4" office:value-type="string" calcext:value-type="string">
            <text:p>यह व्यक्तित्व की बात आती है, रोनी रेमंड और जेसन Rusch आलंकारिक आवर्त सारणी के विपरीत छोर पर हैं। रोनी, एक त्वरित-टू-एक्शन रवैया और अहंकार का एक स्वस्थ खुराक के साथ एक अच्छे दिखने वाले खिलाड़ी है, जबकि जेसन एक प्रतिभाशाली विज्ञान के छात्र हैं, जो जब वह एक प्रयोगशाला में अकेले काम कर रहा है की तुलना में खुश कभी नहीं है। एक विस्फोट है कि मारे गए हैं चाहिए उन दोनों में फंस गए, इस जोड़ी के बजाय में एक परमाणु संचालित किया जा रहा है आपस में जुड़े थे। जलजला मैट्रिक्स के रूप में जाना एक घटना के माध्यम से बंधुआ, रोनी और जेसन एक भी सुपर हीरो के रूप में एक साथ काम करते</text:p>
          </table:table-cell>
          <table:table-cell office:value-type="string" calcext:value-type="string">
            <text:p>अग्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fastest man alive. Barry Alen not only have super speed but also abilities like time travel. Definitely his power are not limited to speed on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0]-7)" office:value-type="float" office:value="44" calcext:value-type="float">
            <text:p>44</text:p>
          </table:table-cell>
          <table:table-cell table:style-name="ce4" office:value-type="string" calcext:value-type="string">
            <text:p>सबसे तेजी से आदमी जिंदा। बैरी एलेन न केवल सुपर गति, लेकिन यह भी समय यात्रा की तरह की क्षमता है। निश्चित रूप से अपनी शक्ति केवल लाने के लिए सीमित नहीं हैं।</text:p>
          </table:table-cell>
          <table:table-cell office:value-type="string" calcext:value-type="string">
            <text:p>फ़्लैश</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franklin richard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ranklin Richard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of the rare omega level mutants, He has the ability to warp reality on a much more massive scale than Proteus. He is quite possibly the strongest mutant to ever exist. <tex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1]-1)" office:value-type="float" office:value="87" calcext:value-type="float">
            <text:p>87</text:p>
          </table:table-cell>
          <table:table-cell table:style-name="ce4" office:value-type="string" calcext:value-type="string">
            <text:p>दुर्लभ ओमेगा स्तर उत्परिवर्ती में से एक, वह प्रोतयूस तुलना में एक अधिक भारी पैमाने पर वास्तविकता ताना करने की क्षमता है। उन्होंने कहा कि बहुत संभव सबसे मजबूत उत्परिवर्ती कभी मौजूद है।</text:p>
          </table:table-cell>
          <table:table-cell office:value-type="string" calcext:value-type="string">
            <text:p>फ्रेंकलिन रिचर्ड्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alact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alact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of the strongest in the universe. Eats entire planets, possesses vast knowledge, unlimited cosmic power, and gave beings as strong as the Silver Surfer their power and is still in an entire different power leagu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2]-1)" office:value-type="float" office:value="82" calcext:value-type="float">
            <text:p>82</text:p>
          </table:table-cell>
          <table:table-cell table:style-name="ce4" office:value-type="string" calcext:value-type="string">
            <text:p>ब्रह्मांड में सबसे मजबूत में से एक। पूरे ग्रहों खाती, विशाल ज्ञान, असीमित लौकिक शक्ति के पास, और चांदी सर्फर के रूप में मजबूत के रूप में प्राणियों दिया उनकी शक्ति और एक पूरे विभिन्न शक्ति लीग में अब भी है।</text:p>
          </table:table-cell>
          <table:table-cell office:value-type="string" calcext:value-type="string">
            <text:p>Galactus</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amor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amor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ised by Thanos to be a living weapon, Gamora seeks redemption as a member of the Guardians of the Galaxy, putting her extraordinary fighting abilities to good use. Gamora is a trained warrior assassin, whose life under her adoptive father Thanos’ torturous wrath leads her to turn against him. Realizing the universe is threatened by powerful Infinity Stones, she takes up the mantle of Guardian of the Galaxy.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3]-3)" office:value-type="float" office:value="12" calcext:value-type="float">
            <text:p>12</text:p>
          </table:table-cell>
          <table:table-cell table:style-name="ce4" office:value-type="string" calcext:value-type="string">
            <text:p>Thanos द्वारा उठाए गए एक जीवित हथियार होने के लिए, Gamora आकाशगंगा के रखवालों के सदस्य के रूप मोचन चाहता है, अच्छा उपयोग करने के लिए अपने असाधारण लड़ क्षमताओं डाल। Gamora एक प्रशिक्षित योद्धा हत्यारे, जिसका जीवन उसके दत्तक पिता तहत Thanos 'दर्दनाक क्रोध उसे उसके खिलाफ चालू करने के लिए होता है। ब्रह्मांड को साकार शक्तिशाली इन्फिनिटी पत्थरों से खतरा है, वह आकाशगंगा के गार्जियन की विरासत लेता है।</text:p>
          </table:table-cell>
          <table:table-cell office:value-type="string" calcext:value-type="string">
            <text:p>Gamora</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host rid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host Rid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onded with the demon Zarathos, the motorcycle stunt man Johnny Blaze becomes the feared Ghost Rider, who craves vengeances against the souls of those who would do the world harm in the wor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4]-7)" office:value-type="float" office:value="29" calcext:value-type="float">
            <text:p>29</text:p>
          </table:table-cell>
          <table:table-cell table:style-name="ce4" office:value-type="string" calcext:value-type="string">
            <text:p>दानव Zarathos साथ बंधुआ, मोटरसाइकिल स्टंट आदमी जॉनी ब्लेज़ की आशंका घोस्ट राइडर, जो जो लोग दुनिया में दुनिया नुकसान नहीं होगा की आत्माओं के खिलाफ vengeances craves हो जाता है।</text:p>
          </table:table-cell>
          <table:table-cell office:value-type="string" calcext:value-type="string">
            <text:p>भूत चालक</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orilla grod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orilla Grod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iling from the technologically advanced Gorilla City, home to hyper-intelligent primates living in their own secret, secluded society, Grodd stood apart from his fellow simians through his telepathic and telekinetic powers. Grodd has a brutal nature and a level of enhanced strength that make him incredibility dangerous in a physical figh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5]-1)" office:value-type="float" office:value="50" calcext:value-type="float">
            <text:p>50</text:p>
          </table:table-cell>
          <table:table-cell table:style-name="ce4" office:value-type="string" calcext:value-type="string">
            <text:p>तकनीकी रूप से उन्नत गोरिल्ला सिटी, अपने स्वयं के रहस्य में रहने वाले अति बुद्धिमान प्राइमेट के लिए घर से निवासी, एकांत समाज, Grodd अलग अपने साथी simians से अपने टेलिपाथिक और telekinetic शक्तियों के माध्यम से खड़ा था। Grodd एक क्रूर प्रकृति और बढ़ाया शक्ति है कि उसे एक भौतिक लड़ाई में खतरनाक अविश्वसनीयता बनाने का एक स्तर है।</text:p>
          </table:table-cell>
          <table:table-cell office:value-type="string" calcext:value-type="string">
            <text:p>गोरिल्ला Grodd</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randmas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andmas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Grandmaster is an eternal, the same race as the Runner and the Champion. He is vastly intelligent, old, and powerful. He possesses telepathy, and other psionic powers such as telekinesis to a high degree, mind alteration, mind wipe etc.</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6]-1)" office:value-type="float" office:value="79" calcext:value-type="float">
            <text:p>79</text:p>
          </table:table-cell>
          <table:table-cell table:style-name="ce4" office:value-type="string" calcext:value-type="string">
            <text:p>ग्रैंडमास्टर धावक और चैंपियन के रूप में एक शाश्वत, एक ही जाति है। वह बेहद बुद्धिमान, वर्ष, और शक्तिशाली है। उन्होंने कहा कि दूर संवेदन, और इस तरह एक उच्च डिग्री करने के लिए टेलिकिनेज़ीस, मन परिवर्तन, मन पोंछ आदि जैसे अन्य psionic शक्तियों के पास</text:p>
          </table:table-cell>
          <table:table-cell office:value-type="string" calcext:value-type="string">
            <text:p>ग्रांडमास्ट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reen arr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een Arr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at was the last thing you took home from an island getaway? A tacky souvenir? A great tan? More boring slideshows than you have friends to show? <text:s/>Spoiled billionaire Oliver Queen came home with an entirely different personality—and a newfound purpose in lif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7]-1)" office:value-type="float" office:value="3" calcext:value-type="float">
            <text:p>3</text:p>
          </table:table-cell>
          <table:table-cell table:style-name="ce4" office:value-type="string" calcext:value-type="string">
            <text:p>आखिरी बात आप एक द्वीप छुट्टी से घर ले क्या था? एक चिपचिपा स्मारिका? एक महान तन? अधिक उबाऊ स्लाइडशो से आप दोस्तों को दिखाने के लिए है? खराब अरबपति ओलिवर रानी एक बिल्कुल अलग व्यक्तित्व और जीवन में एक नयी उद्देश्य के साथ घर आया था।</text:p>
          </table:table-cell>
          <table:table-cell office:value-type="string" calcext:value-type="string">
            <text:p>हरा ती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reen gobl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een Gobl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orman Osborn is the father of Peter Parker’s best friend Harry – and Spider-Man’s long-time enemy. When Norman became the Green Goblin, he went on a maniacal rampage, forging a battle that continues to stalk Spidey. Norman Osborn's experiments increase his strength but lead to a mental breakdown, as he becomes a cackling, evil presence often driven by a very personal vendetta with Spid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8]-1)" office:value-type="float" office:value="6" calcext:value-type="float">
            <text:p>6</text:p>
          </table:table-cell>
          <table:table-cell table:style-name="ce4" office:value-type="string" calcext:value-type="string">
            <text:p>और स्पाइडर मैन की लंबे समय दुश्मन - नॉर्मन ओसबॉर्न पीटर पार्कर का सबसे अच्छा दोस्त हैरी के पिता है। जब नॉर्मन ग्रीन Goblin बने तब उन्होंने एक maniacal हिसात्मक आचरण पर चला गया, एक लड़ाई है कि Spidey पीछा करने के लिए जारी है फोर्जिंग। नॉर्मन ओसबॉर्न के प्रयोगों, उसकी ताकत बढ़ाने लेकिन नेतृत्व एक मानसिक टूटने के रूप में वह एक cackling हो जाता है, बुराई उपस्थिति अक्सर स्पाइडर मैन के साथ एक बहुत ही व्यक्तिगत प्रतिशोध से प्रेरित।</text:p>
          </table:table-cell>
          <table:table-cell office:value-type="string" calcext:value-type="string">
            <text:p>हरे गॉब्लि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reen lanter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een Lanter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 member of the Green Lantern Corps, armed with power rings fueled by the green energy of all willpower in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59]-1)" office:value-type="float" office:value="61" calcext:value-type="float">
            <text:p>61</text:p>
          </table:table-cell>
          <table:table-cell table:style-name="ce4" office:value-type="string" calcext:value-type="string">
            <text:p>ग्रीन लालटेन कोर के एक सदस्य, बिजली के छल्ले के साथ सशस्त्र ब्रह्मांड में सभी इच्छा शक्ति की हरी ऊर्जा द्वारा ईंधन।</text:p>
          </table:table-cell>
          <table:table-cell office:value-type="string" calcext:value-type="string">
            <text:p>हरा लालटे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groo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oo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is sentient alien tree branches out of his comfort zone to help the Guardians of the Galaxy keep the people of the universe safe. You can learn a lot about him when he says “I am Groo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0]-3)" office:value-type="float" office:value="17" calcext:value-type="float">
            <text:p>17</text:p>
          </table:table-cell>
          <table:table-cell table:style-name="ce4" office:value-type="string" calcext:value-type="string">
            <text:p>उसकी सुविधा क्षेत्र आकाशगंगा के रखवालों में मदद करने के बाहर इस संवेदनशील विदेशी पेड़ की शाखाओं ब्रह्मांड के लोगों को सुरक्षित रखने के। आप उसके बारे में बहुत कुछ सीख सकते, जब वह कहते हैं, \"मैं Groot हूँ।\"</text:p>
          </table:table-cell>
          <table:table-cell office:value-type="string" calcext:value-type="string">
            <text:p>Groot</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arley quin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rley Quin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ove makes us do crazy things. And for the bubbly and psychotic Harley Quinn, that includes dressing in costume, becoming a super-villain, carrying gag-themed weaponry, and murdering countless civilians—all just to put a smile on her puddin's fac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1]-1)" office:value-type="float" office:value="0" calcext:value-type="float">
            <text:p>0</text:p>
          </table:table-cell>
          <table:table-cell table:style-name="ce4" office:value-type="string" calcext:value-type="string">
            <text:p>प्यार हमें पागल बातें करते हैं बनाता है। और चुलबुली और मानसिक हर्ले क्विन, कि पोशाक में ड्रेसिंग शामिल है, एक सुपर खलनायक बनने, गैग थीमाधारित हथियार ले जाने, और अनगिनत नागरिकों-सभी की हत्या सिर्फ उसे puddin के चेहरे पर मुस्कान लाने के लिए के लिए।</text:p>
          </table:table-cell>
          <table:table-cell office:value-type="string" calcext:value-type="string">
            <text:p>हर्ले क्वि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awkey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wkey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 master marksman and longtime friend of Black Widow, Clint Barton serves as the Avengers’ amazing archer. Clint Barton puts his talents to good use by working for S.H.I.E.L.D. as a special agent. The archer known as Hawkeye also boasts a strong moral compass that at times leads him astray from his direct orde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2]-1)" office:value-type="float" office:value="3" calcext:value-type="float">
            <text:p>3</text:p>
          </table:table-cell>
          <table:table-cell table:style-name="ce4" office:value-type="string" calcext:value-type="string">
            <text:p>एक मास्टर निशानेबाज और ब्लैक विडो के पुराने दोस्त, क्लिंट बार्टन एवेंजर्स 'अद्भुत आर्चर के रूप में कार्य करता है। क्लिंट बार्टन S.H.I.E.L.D. के लिए काम करके अच्छा उपयोग करने के लिए अपनी प्रतिभा डालता है एक विशेष एजेंट के रूप में। आर्चर हॉकआई के रूप में जाना भी एक मजबूत नैतिक कंपास कि कभी-कभी उसे अपने प्रत्यक्ष आदेश से भटक ओर जाता है समेटे हुए है।</text:p>
          </table:table-cell>
          <table:table-cell office:value-type="string" calcext:value-type="string">
            <text:p>हॉकआई</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awk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wk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n immortal warrior who's been reborn into countless lives, Kendra Saunders uses her past to plot a course for a brighter future. Throughout the history of the Multiverse, there has been a line of fierce, winged women who have defended the Earth and gone by the name Hawkgir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3]-1)" office:value-type="float" office:value="62" calcext:value-type="float">
            <text:p>62</text:p>
          </table:table-cell>
          <table:table-cell table:style-name="ce4" office:value-type="string" calcext:value-type="string">
            <text:p>एक अमर योद्धा है जो अनगिनत जीवन में पुनर्जन्म हो गया है, केन्द्र सॉन्डर्स एक उज्जवल भविष्य के लिए एक पाठ्यक्रम साजिश उसके अतीत का उपयोग करता है। मल्टीवर्स के इतिहास में, ऐसे भयंकर, पंखों वाला महिलाओं के एक लाइन जो नाम Hawkgirl से पृथ्वी का बचाव किया और चले गए हैं किया गया है।</text:p>
          </table:table-cell>
          <table:table-cell office:value-type="string" calcext:value-type="string">
            <text:p>Hawkgirl</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awk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wk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riginally hailing from the planet Thanagar, Hawkman is the world's fiercest attacker and one of its most feared warriors. With his wings and his trusty mace, Hawkman patrols the skies with a savage intensity. Hawkman’s weapons and artificial wings both are forged from the mysterious Nth metal, which can only found on his home planet. They grant him the power of flight as well as enhanced strength and heal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4]-1)" office:value-type="float" office:value="62" calcext:value-type="float">
            <text:p>62</text:p>
          </table:table-cell>
          <table:table-cell table:style-name="ce4" office:value-type="string" calcext:value-type="string">
            <text:p>मूल रूप से ग्रह Thanagar से निवासी, Hawkman दुनिया के खेमें हमलावर और इसकी सबसे आशंका योद्धाओं में से एक है। उसके पंख और उसके भरोसेमंद गदा, Hawkman गश्ती दल एक जंगली तीव्रता के साथ आसमान के साथ। Hawkman के हथियारों और कृत्रिम पंखों दोनों रहस्यमय वां धातु, केवल अपने घर ग्रह पर पाया जा सकता है जहाँ से जाली रहे हैं। वे उसे उड़ान की शक्ति के साथ-साथ बढ़ाया शक्ति और चिकित्सा अनुदान।</text:p>
          </table:table-cell>
          <table:table-cell office:value-type="string" calcext:value-type="string">
            <text:p>Hawkman</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eimdal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imdal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imdall is the guardian of the Bifrost Bridge, and as its gatekeeper, he controls access and travel between Asgard and the other nine realms. With his all-seeing eyes, Heimdall protects Asgard and all of its citize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5]-7)" office:value-type="float" office:value="28" calcext:value-type="float">
            <text:p>28</text:p>
          </table:table-cell>
          <table:table-cell table:style-name="ce4" office:value-type="string" calcext:value-type="string">
            <text:p>Heimdall भाग्यशाली ब्रिज के संरक्षक है, और उसके द्वारपाल के रूप में उन्होंने एस्गर्ड और अन्य नौ क्षेत्रों के बीच पहुँच और यात्रा नियंत्रित करता है। उसके सब देखकर आंखों के साथ, Heimdall एस्गर्ड और उसके नागरिकों के सभी सुरक्षा करता है।</text:p>
          </table:table-cell>
          <table:table-cell office:value-type="string" calcext:value-type="string">
            <text:p>Heimdall</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el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l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la, Odin’s first born and sister to the Asgardian princes, seeks her place as the rightful heir of Asgard following the death of Odin and her release from imprisonment. With family ties to the rulers of Asgard, Hela seeks power (and followers) for herself.</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6]-1)" office:value-type="float" office:value="68" calcext:value-type="float">
            <text:p>68</text:p>
          </table:table-cell>
          <table:table-cell table:style-name="ce4" office:value-type="string" calcext:value-type="string">
            <text:p>हेला, ओडिन का पहला पैदा हुआ था और Asgardian प्रधानों को बहन, ओडिन की मौत और कैद से उसकी रिहाई के बाद एस्गर्ड की असली वारिस के रूप में उसकी जगह चाहता है। एस्गर्ड के शासकों के लिए परिवार के संबंधों के साथ, हेला खुद के लिए शक्ति (और अनुयायियों) चाहता है।</text:p>
          </table:table-cell>
          <table:table-cell office:value-type="string" calcext:value-type="string">
            <text:p>हे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ercule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rcule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rcules is the son of Zeus, king of the gods of Olympus, and Alcmena, a mortal woman who lived about three thousand years ago. Recognizing the need for a son who would be powerful enough to defend both the Olympian gods and humanity from future dangers he foresaw, Zeus seduced Alcmena in the guise of her husband, King Amphitryon of Troeze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7]-1)" office:value-type="float" office:value="60" calcext:value-type="float">
            <text:p>60</text:p>
          </table:table-cell>
          <table:table-cell table:style-name="ce4" office:value-type="string" calcext:value-type="string">
            <text:p>हरक्यूलिस ज़ीउस, ओलिंप के देवताओं के राजा और Alcmena, एक नश्वर औरत जो लगभग तीन हजार साल पहले रहते थे का बेटा है। एक बेटे को, जो पर्याप्त शक्तिशाली भविष्य खतरों वह foresaw से दोनों ओलंपियन देवताओं और मानवता की रक्षा के लिए किया जाएगा के लिए की जरूरत को समझते हुए ज़ीउस उसके पति, Troezen के राजा Amphitryon की आड़ में Alcmena बहकाया।</text:p>
          </table:table-cell>
          <table:table-cell office:value-type="string" calcext:value-type="string">
            <text:p>पहलवा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u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u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r. Bruce Banner lives a quiet life, until he saves the life of teenager Rick Jones from a gamma bomb explosion. After this, the mild-mannered scientist transforms into a powerful being called the Hulk whenever he gets angry.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8]-1)" office:value-type="float" office:value="48" calcext:value-type="float">
            <text:p>48</text:p>
          </table:table-cell>
          <table:table-cell table:style-name="ce4" office:value-type="string" calcext:value-type="string">
            <text:p>डॉ ब्रूस बैनर, एक शांत जीवन व्यतीत करता है जब तक वह एक गामा बम विस्फोट के किशोरी रिक जोन्स के जीवन बचाता है। इस के बाद, हल्के व्यवहार वैज्ञानिक एक शक्तिशाली जा रहा है जब भी वह नाराज़ हो हल्क कहा जाता है में बदल देती है।</text:p>
          </table:table-cell>
          <table:table-cell office:value-type="string" calcext:value-type="string">
            <text:p>बड़ा जहाज़</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human torc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uman Torc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ohnny Storm yearns for adventure and frequently finds it either with the Fantastic Four, another super group, or by himself. With his fiery form, he can burn through just about any adversity and put a smile on it while he does. <tex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69]-7)" office:value-type="float" office:value="18" calcext:value-type="float">
            <text:p>18</text:p>
          </table:table-cell>
          <table:table-cell table:style-name="ce4" office:value-type="string" calcext:value-type="string">
            <text:p>जॉनी तूफान साहसिक के लिए तरस और अक्सर यह पाता है या तो फैंटास्टिक फोर, एक और सुपर समूह के साथ, या खुद से। उसके उग्र रूप के साथ, वह सिर्फ के बारे में कोई प्रतिकूल परिस्थितियों के माध्यम से जला और जब वह करता है यह पर मुस्कान लाने के कर सकते हैं।</text:p>
          </table:table-cell>
          <table:table-cell office:value-type="string" calcext:value-type="string">
            <text:p>मानव मशा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infinit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nfinit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nfinity is the cosmic entity that defines the entirety of space and its occupants. Together with Eternity it encompasses all of creation, representing both time and space. Infinity was \"born\", along with the other abstracts, with the \"Big Bang\". Each universe has its own Infinity, all overseen by the Living Tribunal and its enigmatic master, the \"One Above 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0]-1)" office:value-type="float" office:value="93" calcext:value-type="float">
            <text:p>93</text:p>
          </table:table-cell>
          <table:table-cell table:style-name="ce4" office:value-type="string" calcext:value-type="string">
            <text:p>इन्फिनिटी ब्रह्मांडीय इकाई है कि अंतरिक्ष और इसके रहने वालों की सम्पूर्णता को परिभाषित करता है। इटरनिटी के साथ मिलकर यह सृष्टि के सभी शामिल हैं, दोनों समय और स्थान का प्रतिनिधित्व। इन्फिनिटी था \"का जन्म\", अन्य सार के साथ साथ, \"बिग बैंग\" के साथ। प्रत्येक ब्रह्माण्ड का अपना इन्फिनिटी, सभी के रहने ट्रिब्यूनल और उसके रहस्यपूर्ण मास्टर, \"एक से ऊपर सभी\" की देखरेख है।</text:p>
          </table:table-cell>
          <table:table-cell office:value-type="string" calcext:value-type="string">
            <text:p>अनन्तता</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invisible wo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nvisible Wo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san is the glue that holds the Fantastic Four together. She’s strong-willed, assertive, level-headed, and clever. She also tends to be more diplomatic than the rest of team - preferring to look for peaceful solutions to their conflicts before jumping into a figh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1]-1)" office:value-type="float" office:value="54" calcext:value-type="float">
            <text:p>54</text:p>
          </table:table-cell>
          <table:table-cell table:style-name="ce4" office:value-type="string" calcext:value-type="string">
            <text:p>सुसान गोंद कि फैंटास्टिक फोर एक साथ रखती है। वह मजबूत इच्छा थी, मुखर, स्तर अध्यक्षता, और चालाक है। वह भी टीम के बाकी की तुलना में अधिक राजनयिक हो जाता है - एक लड़ाई में कूदने से पहले उनके संघर्ष के शांतिपूर्ण समाधान के लिए देखने के लिए पसंद करते हैं।</text:p>
          </table:table-cell>
          <table:table-cell office:value-type="string" calcext:value-type="string">
            <text:p>अदृश्य महि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iron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ron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enius. Billionaire. Playboy. Philanthropist. Tony Stark's confidence is only matched by his high-flying abilities as the hero called Iron 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2]-7)" office:value-type="float" office:value="38" calcext:value-type="float">
            <text:p>38</text:p>
          </table:table-cell>
          <table:table-cell table:style-name="ce4" office:value-type="string" calcext:value-type="string">
            <text:p>प्रतिभा। अरबपति। प्लेबॉय। लोकोपकारक। टोनी स्टार्क के विश्वास को केवल हीरो आयरन मैन कहा जाता है के रूप में अपने उच्च उड़ान क्षमताओं के अनुरूप है।</text:p>
          </table:table-cell>
          <table:table-cell office:value-type="string" calcext:value-type="string">
            <text:p>लौह पुरुष</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jean gre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ean Gre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ean is possed by Phoenix Force. Phoenix Force is the most feared being in the universe. Single handedly defeated Galactus himself and over powered even the mkraan crys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3]-1)" office:value-type="float" office:value="90" calcext:value-type="float">
            <text:p>90</text:p>
          </table:table-cell>
          <table:table-cell table:style-name="ce4" office:value-type="string" calcext:value-type="string">
            <text:p>जीन फीनिक्स सेना द्वारा possed है। फीनिक्स फोर्स सबसे ब्रह्मांड में किया जा रहा है की आशंका है। एकल दम Galactus अपने आप को और अधिक शक्ति भी mkraan क्रिस्टल को हरा दिया।</text:p>
          </table:table-cell>
          <table:table-cell office:value-type="string" calcext:value-type="string">
            <text:p>जीन ग्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john constant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ohn Constant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onstantine has vowed mastery over the occult and the demonic creatures that seek to abuse its power. But in so doing, he’s also learned the hard truth about what it takes to stand against powerful dark forces—a willingness to sacrifice anything and any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4]-1)" office:value-type="float" office:value="8" calcext:value-type="float">
            <text:p>8</text:p>
          </table:table-cell>
          <table:table-cell table:style-name="ce4" office:value-type="string" calcext:value-type="string">
            <text:p>Constantine मनोगत और राक्षसी प्राणियों कि अपनी शक्ति का दुरुपयोग करने की कोशिश से अधिक महारत कसम खाई है। लेकिन ऐसा करते समय, वह भी क्या यह कुछ भी और किसी को भी बलिदान करने के लिए शक्तिशाली अंधेरे बलों-एक इच्छा के खिलाफ खड़े होने के लिए ले जाता है के बारे में कटु सत्य सीखा है।</text:p>
          </table:table-cell>
          <table:table-cell office:value-type="string" calcext:value-type="string">
            <text:p>जॉन Constantine</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jok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ok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on't make us laugh. The green hair. The crazed smile. The maniacal cackle. You know exactly who he is and how far he'd go to put a smile on your face. Unquestionably the most recognizable and popular comic book villain in pop culture history. Unpredictable, violent and incredibly dangerous, he is chaos personified and has taken on everyone from his archenemy Batman to even the Man of Stee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5]-1)" office:value-type="float" office:value="13" calcext:value-type="float">
            <text:p>13</text:p>
          </table:table-cell>
          <table:table-cell table:style-name="ce4" office:value-type="string" calcext:value-type="string">
            <text:p>हमें हंसी न करें। हरे बालों। पागल मुस्कान। maniacal घें। तुम्हें पता है कि वह वास्तव में कौन है और कितनी दूर वह आपके चेहरे पर मुस्कान लाने के लिए जाना चाहते हैं। निश्चित रूप से सबसे पहचानने योग्य और लोकप्रिय पॉप संस्कृति के इतिहास में हास्य पुस्तक खलनायक। , अप्रत्याशित हिंसक और अविश्वसनीय रूप से खतरनाक है, वह अराजकता व्यक्ति है और उसके प्रमुख शत्रु बैटमैन भी स्टील मैन ऑफ द करने से हर किसी पर ले लिया है।</text:p>
          </table:table-cell>
          <table:table-cell office:value-type="string" calcext:value-type="string">
            <text:p>जोक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juggernau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uggernau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tep-Brother to Charles Xavier, Juggernaut is said to be unstopable once set into motion. Deriving his power from a demon he is one of the strongest character on the Eart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6]-1)" office:value-type="float" office:value="50" calcext:value-type="float">
            <text:p>50</text:p>
          </table:table-cell>
          <table:table-cell table:style-name="ce4" office:value-type="string" calcext:value-type="string">
            <text:p>स्टेप-भाई चार्ल्स जेवियर्स के लिए, रथ एक बार गति में सेट Unstopable होना कहा जाता है। एक राक्षस से अपनी शक्ति पाने वह पृथ्वी पर सबसे मजबूत चरित्र से एक है।</text:p>
          </table:table-cell>
          <table:table-cell office:value-type="string" calcext:value-type="string">
            <text:p>रथ</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kid 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Kid 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lash – Fastest man Alive! But this time he is Wally West and a ki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7]-7)" office:value-type="float" office:value="19" calcext:value-type="float">
            <text:p>19</text:p>
          </table:table-cell>
          <table:table-cell table:style-name="ce4" office:value-type="string" calcext:value-type="string">
            <text:p>फ्लैश - सबसे तेजी से आदमी जिंदा! लेकिन इस बार वह वैली वेस्ट और एक बच्चा है।</text:p>
          </table:table-cell>
          <table:table-cell office:value-type="string" calcext:value-type="string">
            <text:p>बच्चा फ्लैश</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killer fros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Killer Fros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fter gaining the ability to absorb heat from living beings and to project cold and ice, Caitlin Snow emerged a changed woman—and became the villain Killer Frost. Sociopathic by nature, Killer Frost’s icy exterior matches her chillingly cold interior. Militant and sadistic, she enjoys killing and feels no remorse when taking another’s lif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8]-3)" office:value-type="float" office:value="10" calcext:value-type="float">
            <text:p>10</text:p>
          </table:table-cell>
          <table:table-cell table:style-name="ce4" office:value-type="string" calcext:value-type="string">
            <text:p>जीवित प्राणियों से गर्मी को अवशोषित करने के लिए और ठंड और बर्फ परियोजना के लिए क्षमता प्राप्त करने के बाद, केटलीन बर्फ एक बदली हुई स्त्री-और उभरा खलनायक खूनी फ्रॉस्ट बन गया। स्वभाव से sociopathic, खूनी फ्रॉस्ट के बर्फीले बाहरी उसके एकदम ठंडा आंतरिक मेल खाता है। आतंकवादी और परपीड़क, वह हत्या भी आनंद मिलता है और कोई पछतावा महसूस करता है जब एक और की जान ले रही है।</text:p>
          </table:table-cell>
          <table:table-cell office:value-type="string" calcext:value-type="string">
            <text:p>जानलेवा ठंढ</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aufe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aufe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King of Jotunheim and father of God of Mischief – Loki. Laufey is a Frost Giant with super strength and a huge army, enough to conquer th Eart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79]-7)" office:value-type="float" office:value="32" calcext:value-type="float">
            <text:p>32</text:p>
          </table:table-cell>
          <table:table-cell table:style-name="ce4" office:value-type="string" calcext:value-type="string">
            <text:p>Jotunheim के राजा और शरारत के परमेश्वर का पिता - लोकी। Laufey सुपर शक्ति और एक विशाल सेना, वें पृथ्वी को जीत के लिए पर्याप्त के साथ एक फ्रॉस्ट विशालकाय है।</text:p>
          </table:table-cell>
          <table:table-cell office:value-type="string" calcext:value-type="string">
            <text:p>laufey</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ex lut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ex Lut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 self-made man whose immeasurable intellect is always in conflict with his equally immeasurable ego, Lex Luthor is one of the world's most brilliant minds and most famous villains. From a young age, Lex utilized his almost unparalleled acumen to build himself a financial empire through hard work and dedication—but mainly through the strategic use of intimidation, bribery and murder. Driven by jealousy masked with hate over what he perceives to be his stolen place as humanity's true savior, Luthor constantly attempts to destroy and humiliate Superman at every possible opportunit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0]-7)" office:value-type="float" office:value="27" calcext:value-type="float">
            <text:p>27</text:p>
          </table:table-cell>
          <table:table-cell table:style-name="ce4" office:value-type="string" calcext:value-type="string">
            <text:p>एक स्वयं बनाया आदमी जिसका बहुत बड़ा बुद्धि उसके समान रूप से बहुत बड़ा अहंकार के साथ संघर्ष में हमेशा होता है, लेक्स लूथर दुनिया के सबसे प्रतिभाशाली दिमाग और सबसे प्रसिद्ध खलनायकों में से एक है। छोटी उम्र से ही, लेक्स उसके लगभग अद्वितीय कौशल का उपयोग खुद-लेकिन समर्पण मुख्य रूप से धमकी, रिश्वत और हत्या के सामरिक उपयोग के माध्यम से कड़ी मेहनत और के माध्यम से एक वित्तीय साम्राज्य का निर्माण। वह क्या मानवता के सच्चे उद्धारक के रूप में अपनी चोरी जगह मानते अधिक नफरत के साथ नकाबपोश ईर्ष्या से संचालित, लूथर लगातार नष्ट करने और हर संभव अवसर पर सुपरमैन को अपमानित करने के प्रयास करता है।</text:p>
          </table:table-cell>
          <table:table-cell office:value-type="string" calcext:value-type="string">
            <text:p>लेक्स लूथ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ob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ob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obo is a ‘Czarnian’ with exceptional strength and fortitude. He enjoys nothing better than mindless violence and intoxication, and killing is an end in itself; his name roughly translates as \"he who devours your entrails and thoroughly enjoys 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1]-7)" office:value-type="float" office:value="24" calcext:value-type="float">
            <text:p>24</text:p>
          </table:table-cell>
          <table:table-cell table:style-name="ce4" office:value-type="string" calcext:value-type="string">
            <text:p>लोबो एक असाधारण शक्ति और धैर्य के साथ 'Czarnian' है। उन्होंने कहा कि नासमझ हिंसा और नशे की तुलना में कुछ भी नहीं बेहतर प्राप्त है, और हत्या अपने आप में एक अंत है, उसका नाम मोटे तौर पर के रूप में तब्दील हो \"वह जो अपने अंतड़ियों निगल और अच्छी तरह से यह प्राप्त है।\"</text:p>
          </table:table-cell>
          <table:table-cell office:value-type="string" calcext:value-type="string">
            <text:p>लोबो</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oki</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oki</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oki, Prince of Asgard, Odinson, rightful heir of Jotunheim, and God of Mischief, is burdened with glorious purpose. His desire to be a king drives him to sow chaos in Asgard. In his lust for power, he extends his reach to Eart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2]-7)" office:value-type="float" office:value="33" calcext:value-type="float">
            <text:p>33</text:p>
          </table:table-cell>
          <table:table-cell table:style-name="ce4" office:value-type="string" calcext:value-type="string">
            <text:p>लोकी, एस्गर्ड, Odinson, Jotunheim की असली वारिस, और शरारत के परमेश्वर के राजकुमार, गौरवशाली उद्देश्य के साथ बोझ है। उनका एक राजा होने की इच्छा उसे एस्गर्ड में अराजकता बोना चलाता है। सत्ता के लिए उसकी वासना में, वह पृथ्वी पर उसकी पहुंच फैली हुई है।</text:p>
          </table:table-cell>
          <table:table-cell office:value-type="string" calcext:value-type="string">
            <text:p>लोकी</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ucif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ucif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ucifer Morningstar was once a proud and the most beautiful of all the angels. As discussed above, Yahweh created two brothers (Samael being the eldest). Yahweh had instructed and guided them on how to use their powers to form creation, known as the DC Mult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3]-1)" office:value-type="float" office:value="95" calcext:value-type="float">
            <text:p>95</text:p>
          </table:table-cell>
          <table:table-cell table:style-name="ce4" office:value-type="string" calcext:value-type="string">
            <text:p>लूसिफ़ेर मॉर्निंगस्टार एक बार एक गर्व और सभी स्वर्गदूतों के सबसे खूबसूरत था। जैसा कि ऊपर चर्चा, यहोवा दो भाइयों बनाया (सामैल ज्येष्ठ किया जा रहा है)। यहोवा के निर्देश दिए और कैसे निर्माण, डीसी मल्टीवर्स के रूप में जाना बनाने के लिए अपनी शक्तियों का उपयोग करने पर उन्हें निर्देशित किया था।</text:p>
          </table:table-cell>
          <table:table-cell office:value-type="string" calcext:value-type="string">
            <text:p>लूसिफ़े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lucifer morningst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ucifer Morningst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ucifer Morningstar was once a proud and the most beautiful of all the angels. As discussed above, Yahweh created two brothers (Samael being the eldest). Yahweh had instructed and guided them on how to use their powers to form creation, known as the DC Mult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4]-1)" office:value-type="float" office:value="95" calcext:value-type="float">
            <text:p>95</text:p>
          </table:table-cell>
          <table:table-cell table:style-name="ce4" office:value-type="string" calcext:value-type="string">
            <text:p>लूसिफ़ेर मॉर्निंगस्टार एक बार एक गर्व और सभी स्वर्गदूतों के सबसे खूबसूरत था। जैसा कि ऊपर चर्चा, यहोवा दो भाइयों बनाया (सामैल ज्येष्ठ किया जा रहा है)। यहोवा के निर्देश दिए और कैसे निर्माण, डीसी मल्टीवर्स के रूप में जाना बनाने के लिए अपनी शक्तियों का उपयोग करने पर उन्हें निर्देशित किया था।</text:p>
          </table:table-cell>
          <table:table-cell office:value-type="string" calcext:value-type="string">
            <text:p>लूसिफ़ेर मॉर्निंगस्टा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agnet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gnet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rnessing his powerful magnetic abilities, he has become a radical freedom fighter in the name of his kind. His only priority is the preservation of the mutant race—even at the expense of what some might deem to be the greater goo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5]-7)" office:value-type="float" office:value="30" calcext:value-type="float">
            <text:p>30</text:p>
          </table:table-cell>
          <table:table-cell table:style-name="ce4" office:value-type="string" calcext:value-type="string">
            <text:p>अपने शक्तिशाली चुंबकीय क्षमताओं का दोहन, वह अपने तरह के नाम पर एक कट्टरपंथी स्वतंत्रता सेनानी बन गया है। उनकी एकमात्र प्राथमिकता दौड़-यहां तक ​​कि कुछ क्या समझना हो सकता है अधिक से अधिक अच्छा होने की की कीमत पर उत्परिवर्ती के संरक्षण है।</text:p>
          </table:table-cell>
          <table:table-cell office:value-type="string" calcext:value-type="string">
            <text:p>बिजली की शक्ति उत्पन्न करने का यंत्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agn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gnu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merging from a cocoon, the being known as Adam Warlock defies his creators' intentions and proves to be an important cosmic entity. Created by the Enclave to be part of a race of super humans who would abolish war, illness, and crime, Adam Warlock is a unique being who uses his immense and formidable powers to safeguard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6]-1)" office:value-type="float" office:value="77" calcext:value-type="float">
            <text:p>77</text:p>
          </table:table-cell>
          <table:table-cell table:style-name="ce4" office:value-type="string" calcext:value-type="string">
            <text:p>एक कोकून से उभर, किया जा रहा है एडम करामाती के रूप में जाना उसके रचनाकारों के इरादे खारिज कर देता है और महत्वपूर्ण ब्रह्मांडीय इकाई साबित होता है। एन्क्लेव के द्वारा बनाया गया सुपर मनुष्य जो युद्ध, बीमारी, और अपराध को समाप्त होगा की एक दौड़ का हिस्सा बनने का, एडम करामाती एक अनूठा किया जा रहा है अपने विशाल और दुर्जेय शक्तियों का उपयोग करता है जो ब्रह्मांड की रक्षा के लिए है।</text:p>
          </table:table-cell>
          <table:table-cell office:value-type="string" calcext:value-type="string">
            <text:p>मैगन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an of ste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n of Ste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aster than a speeding bullet, more powerful than a locomotive… The Man of Steel fights a never-ending battle for truth, justice, and the American way. From his blue uniform to his flowing red cape to the \"S\" shield on his chest, Superman is one of the most immediately recognizable and beloved DC Super Heroes of all time. The Man of Steel is the ultimate symbol of truth, justice, and hope. He is the world's first Super Hero and a guiding light to 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7]-1)" office:value-type="float" office:value="69" calcext:value-type="float">
            <text:p>69</text:p>
          </table:table-cell>
          <table:table-cell table:style-name="ce4" office:value-type="string" calcext:value-type="string">
            <text:p>एक तेजी से गोली से भी तेज, अधिक शक्तिशाली एक लोकोमोटिव से ... स्टील मैन ऑफ द सत्य, न्याय, और अमेरिकी रास्ता के लिए एक कभी न खत्म होने लड़ाई लड़ता है। अपने अपने सीने पर \"S\" ढाल करने के लिए लाल केप बह करने के लिए उसकी नीली वर्दी से, सुपरमैन अब तक का सबसे तुरंत पहचानने योग्य और प्रिय डीसी सुपर हीरो में से एक है। स्टील मैन ऑफ द की सच्चाई, न्याय, और आशा परम प्रतीक है। उन्होंने कहा कि दुनिया का पहला सुपर हीरो और सभी के लिए एक मार्गदर्शक प्रकाश है।</text:p>
          </table:table-cell>
          <table:table-cell office:value-type="string" calcext:value-type="string">
            <text:p>मैन ऑफ़ स्टील</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artian manhun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tian Manhun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onn J’onzz of the planet Mars was accidentally transported to Earth, where he became one of its greatest champions under the moniker Martian Manhunter. Displaying a vast array of powers that can give even Superman a run for his money, the Martian Manhunter was a founding member of the Justice League of America, and has been a member of almost every incarnation of the League ever since. One of the last surviving members of his species, the Martian Manhunter wields such powers as the ability to shape-shift, telepathy, flight, invisibility, phasing, super-strength and Martian vision. His only weakness in an inherent fear of fire, which all Martians hav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8]-1)" office:value-type="float" office:value="70" calcext:value-type="float">
            <text:p>70</text:p>
          </table:table-cell>
          <table:table-cell table:style-name="ce4" office:value-type="string" calcext:value-type="string">
            <text:p>मंगल गृह की J'onn J'onzz गलती से पृथ्वी, जहां उन्होंने उपनाम मार्शियन मैनहंटर के तहत इसकी सबसे बड़ी चैंपियन से एक बन गया के लिए ले जाया गया था। अधिकार है कि यहां तक कि सुपरमैन उसके पैसे के लिए एक रन दे सकता है की एक विशाल सरणी प्रदर्शित, मंगल ग्रह का निवासी मैनहंटर अमेरिका के जस्टिस लीग के एक संस्थापक सदस्य था, और जब से लीग के लगभग हर अवतार के एक सदस्य किया गया है। उसकी प्रजाति के अंतिम जीवित सदस्यों में से एक, मंगल ग्रह का निवासी मैनहंटर आकार-शिफ्ट करने की क्षमता, दूर संवेदन, उड़ान, अदर्शन, चरणबद्ध, सुपर शक्ति और मंगल ग्रह का निवासी दृष्टि के रूप में ऐसी शक्तियों जबर्दस्त। आग का एक अंतर्निहित डर है, जो सभी Martians है में उनकी एकमात्र कमजोरी।</text:p>
          </table:table-cell>
          <table:table-cell office:value-type="string" calcext:value-type="string">
            <text:p>मार्शियन मैनहंट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ichael demiurgo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ichael Demiurgo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efore any life, even before the DC Multiverse existed, Yahweh the Almighty created two brothers. Alongside his twin brother to Samael, Michael Demiurgos is said to be accredited for the creation of the DC Mult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89]-1)" office:value-type="float" office:value="96" calcext:value-type="float">
            <text:p>96</text:p>
          </table:table-cell>
          <table:table-cell table:style-name="ce4" office:value-type="string" calcext:value-type="string">
            <text:p>किसी भी जीवन से पहले, पहले भी डीसी मल्टीवर्स ही अस्तित्व में, यहोवा सर्वशक्तिमान दो भाइयों बनाया। सामैल को अपने जुड़वां भाई के साथ, माइकल Demiurgos डीसी मल्टीवर्स के निर्माण के लिए मान्यता प्राप्त होना कहा जाता है।</text:p>
          </table:table-cell>
          <table:table-cell office:value-type="string" calcext:value-type="string">
            <text:p>माइकल demiurgos</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r fantasti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r Fantasti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eed Richards just might be the smartest person on the planet. As the Fantastic Four’s resident genius, Reed finds that his teammates depend on him for leadership and direction; and while he’s been known to get caught up in the scientific analysis of a situation, he always comes through for his team when it counts. And ye he is the man who can strech any of his body part as much as he wan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0]-3)" office:value-type="float" office:value="18" calcext:value-type="float">
            <text:p>18</text:p>
          </table:table-cell>
          <table:table-cell table:style-name="ce4" office:value-type="string" calcext:value-type="string">
            <text:p>रीड रिचर्ड्स सिर्फ इस ग्रह पर होशियार व्यक्ति हो सकता है। फैंटास्टिक फोर के निवासी प्रतिभा के रूप में, रीड कि उनकी टीम नेतृत्व और दिशा के लिए उस पर निर्भर पाता है; और जब वह एक स्थिति के वैज्ञानिक विश्लेषण में पकड़े के लिए जाना जाता रहा है, वह हमेशा के माध्यम से अपनी टीम के लिए जब यह मायने रखता है आता है। और तु वह आदमी है जो उसके शरीर के रूप में ज्यादा के रूप में वह चाहता है भाग के किसी भी strech सकता है।</text:p>
          </table:table-cell>
          <table:table-cell office:value-type="string" calcext:value-type="string">
            <text:p>श्री शानदा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r miracl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r Miracl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ised on Apokolips, Scott Free experienced near constant pain and suffering throughout his early life. However, despite the brutality and violence inflicted upon him, his will never broke and he never gave up hope. He dreamed of escape. But to escape the unescapable, he would need a miracle—so he became Mister Mirac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1]-1)" office:value-type="float" office:value="70" calcext:value-type="float">
            <text:p>70</text:p>
          </table:table-cell>
          <table:table-cell table:style-name="ce4" office:value-type="string" calcext:value-type="string">
            <text:p>पर Apokolips उठाया, स्कॉट नि: शुल्क निरंतर दर्द के पास अनुभव और अपने प्रारंभिक जीवन भर पीड़ित। हालांकि, क्रूरता और हिंसा उस पर प्रवृत्त होने के बावजूद उसकी इच्छा तोड़ दिया कभी नहीं है और वह कभी नहीं उम्मीद छोड़ दी। वह भागने का सपना देखा। लेकिन unescapable से बचने के लिए, वह एक चमत्कार-इतना की आवश्यकता होगी वह मिस्टर चमत्कार हो गया।</text:p>
          </table:table-cell>
          <table:table-cell office:value-type="string" calcext:value-type="string">
            <text:p>श्री चमत्का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mr mxyzpt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r Mxyzpt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ailing from the 5th Dimension, Mr. Mxyzptlk appears as an imp, fashioned as a jester of some sort. While he has the power to do almost anything he is able to imagine, such as erasing any being from existence, he takes no pleasure or fun in that. Instead, he often seeks amusement, which sees him challenge 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2]-1)" office:value-type="float" office:value="88" calcext:value-type="float">
            <text:p>88</text:p>
          </table:table-cell>
          <table:table-cell table:style-name="ce4" office:value-type="string" calcext:value-type="string">
            <text:p>5 वीं आयाम से निवासी, श्री Mxyzptlk एक इम्प, किसी प्रकार का विदूषक के रूप में फैशन के रूप में प्रकट होता है। वह लगभग कुछ भी वह इस तरह के अस्तित्व से किसी भी किया जा रहा है मिटा के रूप में, यह अनुमान लगाने में सक्षम है ऐसा करने की शक्ति है, वहीं वह उस में कोई खुशी या मज़ा लेता है। इसके बजाय, वह अक्सर मनोरंजन है, जो उसे सुपरमैन को चुनौती देखता है चाहता है।</text:p>
          </table:table-cell>
          <table:table-cell office:value-type="string" calcext:value-type="string">
            <text:p>श्री mxyzptlk</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nebul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ebul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fierce warrior Nebula is the adopted daughter of Thanos and the “sister” of Gamora. As the Mad Titan raised his “daughters,” he trained the two in combat, often forcing them to face off against each other. As a pirate and mercenary with her intentions set on conquering other empires, this daughter of Thanos is feared by many across the star system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3]-3)" office:value-type="float" office:value="11" calcext:value-type="float">
            <text:p>11</text:p>
          </table:table-cell>
          <table:table-cell table:style-name="ce4" office:value-type="string" calcext:value-type="string">
            <text:p>भयंकर योद्धा नेबुला Thanos की दत्तक पुत्री और Gamora की 'बहन' है। के रूप में पागल टाइटन उसकी उठाया 'बेटियों' उन्होंने लड़ाई में दो प्रशिक्षित, अक्सर उन्हें एक दूसरे के खिलाफ बंद का सामना करना पड़ा। एक समुद्री डाकू और उसके इरादों अन्य साम्राज्यों को जीतने पर सेट के साथ भाड़े के रूप में, Thanos के इस बेटी स्टार सिस्टम भर में कई द्वारा आशंका है।</text:p>
          </table:table-cell>
          <table:table-cell office:value-type="string" calcext:value-type="string">
            <text:p>नाब्यु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nick fur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ick Fur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Years ago, Fury worked closely with spy Clint Barton (a.k.a. Hawkeye) to develop S.H.I.E.L.D., a worldwide high-tech security organization; however, S.H.I.E.L.D.'s directorship itself went to Fury's commanding officer, General Ross. Fury participated in the Gulf War, during which he lost an eye and the mutant adventurer Wolverine saved his lif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4]-1)" office:value-type="float" office:value="0" calcext:value-type="float">
            <text:p>0</text:p>
          </table:table-cell>
          <table:table-cell table:style-name="ce4" office:value-type="string" calcext:value-type="string">
            <text:p>साल पहले, रोष जासूस क्लिंट बार्टन (यानी हॉकआई) S.H.I.E.L.D., दुनिया भर में एक उच्च तकनीक सुरक्षा संगठन विकसित करने के लिए साथ मिलकर काम किया; हालांकि, S.H.I.E.L.D. के निदेशक ही रोष के कमांडिंग अधिकारी, जनरल रॉस के पास गया। रोष खाड़ी युद्ध, जिसके दौरान वह एक आंख खो दिया है और उत्परिवर्ती साहसी वूल्वरिन की जान बचाई में भाग लिया।</text:p>
          </table:table-cell>
          <table:table-cell office:value-type="string" calcext:value-type="string">
            <text:p>निक का गुस्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nov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ov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en the space pirate Nebula destroyed the planet Xandar, its World-Mind transferred the deceased Nova Corps’ collective Nova-Force into their sole survivor, Garthan Saal, to safeguard the energies and distribute them to worthy successors of Xandar’s noble tradition. Saal was transformed into the immensely powerful Super-Nova, but the energies drove him ma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5]-1)" office:value-type="float" office:value="76" calcext:value-type="float">
            <text:p>76</text:p>
          </table:table-cell>
          <table:table-cell table:style-name="ce4" office:value-type="string" calcext:value-type="string">
            <text:p>अंतरिक्ष समुद्री डाकू नेबुला ग्रह Xandar नष्ट करते हैं, अपनी विश्व-मन उनका एकमात्र उत्तरजीवी, Garthan उल्लेखनीय है कि साल में मृतक नोवा कोर 'सामूहिक नोवा-फोर्स का तबादला, ऊर्जा की रक्षा और उन्हें Xandar की महान परंपरा के योग्य उत्तराधिकारियों को वितरित करने के लिए। उल्लेखनीय है कि साल बेहद शक्तिशाली सुपर नोवा में तब्दील हो गया है, लेकिन ऊर्जा उसे पागल कर दिया।</text:p>
          </table:table-cell>
          <table:table-cell office:value-type="string" calcext:value-type="string">
            <text:p>नया ता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od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d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din the monarch of Asgard and the strongest of all Asgardians, even his son Thor. He can manipulate magic for a variety of effects including strength augmentation,size augmentation, various magical enchantments, fire energy blasts, and othe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6]-1)" office:value-type="float" office:value="81" calcext:value-type="float">
            <text:p>81</text:p>
          </table:table-cell>
          <table:table-cell table:style-name="ce4" office:value-type="string" calcext:value-type="string">
            <text:p>एस्गर्ड के सम्राट और सभी Asgardians के सबसे मजबूत, यहां तक ​​कि उनके बेटे थोर ओडिन। उन्होंने कहा कि शक्ति वृद्धि, आकार वृद्धि, विभिन्न जादुई टोना, आग ऊर्जा विस्फोटों और अन्य सहित प्रभाव की एक किस्म के लिए जादू में हेरफेर कर सकते हैं।</text:p>
          </table:table-cell>
          <table:table-cell office:value-type="string" calcext:value-type="string">
            <text:p>ओडि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one above al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Above Al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creator of Marvel world with complete omnipotence. Well, it sometimes represent the writers of Marve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7]-1)" office:value-type="float" office:value="98" calcext:value-type="float">
            <text:p>98</text:p>
          </table:table-cell>
          <table:table-cell table:style-name="ce4" office:value-type="string" calcext:value-type="string">
            <text:p>पूरा omnipotence साथ चमत्कार दुनिया के निर्माता। खैर, यह कभी कभी चमत्कार के लेखकों का प्रतिनिधित्व करते हैं।</text:p>
          </table:table-cell>
          <table:table-cell office:value-type="string" calcext:value-type="string">
            <text:p>सबसे ऊपर एक</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hoenix forc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hoenix Forc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hoenix Force is the most feared being in the universe. Single handedly defeated Galactus himself and over powered even the mkraan crys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8]-1)" office:value-type="float" office:value="90" calcext:value-type="float">
            <text:p>90</text:p>
          </table:table-cell>
          <table:table-cell table:style-name="ce4" office:value-type="string" calcext:value-type="string">
            <text:p>फीनिक्स फोर्स सबसे ब्रह्मांड में किया जा रहा है की आशंका है। एकल दम Galactus अपने आप को और अधिक शक्ति भी mkraan क्रिस्टल को हरा दिया।</text:p>
          </table:table-cell>
          <table:table-cell office:value-type="string" calcext:value-type="string">
            <text:p>फोनिक्स बल</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oison iv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oison Iv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ce an innovative, radical botanical biochemist named Pamela Isley, Poison Ivy’s academic ambitions died on the vine when she was subjected to less-than-reputable experiments. These tests twisted Isley’s mind and gave her a dangerous set of superpowers. Ivy found herself able to control plants and began to use her wiles and pheromones to mesmerize and manipulate people. She entrances them into doing her bidding and then draws them in, where they soon discover Ivy’s other power: her kiss and touch can be leth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99]-1)" office:value-type="float" office:value="1" calcext:value-type="float">
            <text:p>1</text:p>
          </table:table-cell>
          <table:table-cell table:style-name="ce4" office:value-type="string" calcext:value-type="string">
            <text:p>एक बार जब पामेला Isley नामित एक अभिनव, कट्टरपंथी वनस्पति बायोकेमिस्ट, ज़हर आइवी की शैक्षणिक महत्वाकांक्षा बेल को निधन हो गया जब वह कम-से-सम्मानित प्रयोगों के अधीन किया गया था। इन परीक्षणों Isley के मन मुड़ और उसके महाशक्तियों में एक खतरनाक सेट दे दी है। आइवी खुद पौधों नियंत्रित करने में सक्षम पाया जाता है और सम्मोहित करता है और लोगों में हेरफेर करने के लिए उसे wiles और फेरोमोन का इस्तेमाल शुरू किया। वह उन्हें अपने बोली-प्रक्रिया करने में प्रवेश द्वार और फिर उन्हें में ले जाती है, जहां वे जल्द ही आइवी के अन्य बिजली की खोज: उसे चुंबन और स्पर्श घातक हो सकते हैं।</text:p>
          </table:table-cell>
          <table:table-cell office:value-type="string" calcext:value-type="string">
            <text:p>बिच्छु का पौधा</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ower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ower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he is supergirl from another world. With all her powers and abilities she can go toe to toe with superman to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0]-1)" office:value-type="float" office:value="66" calcext:value-type="float">
            <text:p>66</text:p>
          </table:table-cell>
          <table:table-cell table:style-name="ce4" office:value-type="string" calcext:value-type="string">
            <text:p>वह एक और दुनिया से Supergirl है। उसके सभी शक्तियों और क्षमताओं के साथ वह सुपरमैन के साथ भी पाँव तक पैर की अंगुली जा सकते हैं।</text:p>
          </table:table-cell>
          <table:table-cell office:value-type="string" calcext:value-type="string">
            <text:p>शक्ति महिला</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rashan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rashan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eet your developer. Stan Lee of this app. In this world he is the completely omnipotent being with unlimited power in every sen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1]-1)" office:value-type="float" office:value="99" calcext:value-type="float">
            <text:p>99</text:p>
          </table:table-cell>
          <table:table-cell table:style-name="ce4" office:value-type="string" calcext:value-type="string">
            <text:p>अपने डेवलपर मिलो। इस एप्लिकेशन के स्टैन ली। इस दुनिया में वह हर अर्थ में असीमित शक्ति के साथ पूरी तरह से सर्वशक्तिमान से किया जा रहा है।</text:p>
          </table:table-cell>
          <table:table-cell office:value-type="string" calcext:value-type="string">
            <text:p>प्रशांत</text:p>
          </table:table-cell>
          <table:table-cell table:style-name="ce6" office:value-type="string" calcext:value-type="string">
            <text:p>#VALUE!</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resenc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resenc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 is the representative of god in DC world with complete omnipotenc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2]-1)" office:value-type="float" office:value="98" calcext:value-type="float">
            <text:p>98</text:p>
          </table:table-cell>
          <table:table-cell table:style-name="ce4" office:value-type="string" calcext:value-type="string">
            <text:p>उन्होंने कहा कि पूरा omnipotence के साथ डीसी दुनिया में भगवान का प्रतिनिधि है।</text:p>
          </table:table-cell>
          <table:table-cell office:value-type="string" calcext:value-type="string">
            <text:p>उपस्थिति</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rofessor x</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rofessor X</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harles Xavier is one of the world's premiere experts on mutants. A mutant telepath, Charles and his wife Moira MacTaggert wrote the book on post-human medicine, treating young mutants endangered by their own powe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3]-1)" office:value-type="float" office:value="57" calcext:value-type="float">
            <text:p>57</text:p>
          </table:table-cell>
          <table:table-cell table:style-name="ce4" office:value-type="string" calcext:value-type="string">
            <text:p>चार्ल्स जेवियर्स उत्परिवर्ती पर दुनिया के प्रीमियर विशेषज्ञों में से एक है। एक उत्परिवर्ती दूरबोधी, चार्ल्स और उनकी पत्नी मोइरा MacTaggert बाद मानव दवा पर पुस्तक लिखी, अपने स्वयं शक्तियों द्वारा खतरे में युवा उत्परिवर्ती इलाज।</text:p>
          </table:table-cell>
          <table:table-cell office:value-type="string" calcext:value-type="string">
            <text:p>प्रोफेसर एक्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punis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unish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rank Castle was an honest ex-Marine with a family he loved. But when that family was murdered, he became a vigilante with a uniquely brutal brand of justic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4]-1)" office:value-type="float" office:value="3" calcext:value-type="float">
            <text:p>3</text:p>
          </table:table-cell>
          <table:table-cell table:style-name="ce4" office:value-type="string" calcext:value-type="string">
            <text:p>फ्रैंक कैसल एक परिवार वह प्यार करता था के साथ एक ईमानदार पूर्व मरीन था। लेकिन जब कि परिवार की हत्या हुई थी, वह न्याय के एक विशिष्ट रूप से क्रूर ब्रांड के साथ एक सजग हो गया।</text:p>
          </table:table-cell>
          <table:table-cell office:value-type="string" calcext:value-type="string">
            <text:p>पनिश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quicksilv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Quicksilv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Pietro and his sister Wanda were living a quiet life in the Transian countryside with their adoptive family when their true father came back into their lives. Magneto informed them they were mutants and offered his children a place by his side. He told them of his goal to teach the world about the now emerging mutantkind and of his dream of mutants and humans living side by sid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5]-7)" office:value-type="float" office:value="18" calcext:value-type="float">
            <text:p>18</text:p>
          </table:table-cell>
          <table:table-cell table:style-name="ce4" office:value-type="string" calcext:value-type="string">
            <text:p>पिएत्रो और उसकी बहन वांडा उनके दत्तक परिवार के साथ Transian ग्रामीण इलाकों में एक शांत जीवन जीने जब उनके असली पिता उनके जीवन में वापस आया। चुंबक उन्हें सूचित किया है कि वे उत्परिवर्ती थे और अपने पक्ष द्वारा अपने बच्चों के लिए एक जगह की पेशकश की। वह अब उभरते mutantkind के बारे में और उत्परिवर्ती और मनुष्यों कंधे से कंधा मिलाकर रहने वाले के अपने सपने की दुनिया को पढ़ाने के लिए अपने लक्ष्य की उन से कहा।</text:p>
          </table:table-cell>
          <table:table-cell office:value-type="string" calcext:value-type="string">
            <text:p>पा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a’s al ghu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s Al Ghu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ndependently wealthy. Utilizes his vast fortune to finance and further his goals. Incredibly intelligent. A brilliant strategist. Master martial artist. Allied with a host of expert warriors under his command. <text:s/>No, we’re not talking about Batman, but a man who has proven to be one of his most dangerous and destructive adversaries. He is Ra’s al Ghul, the Demon’s Head, leader of the League of Assassins and the only person in the world capable of going toe-to-toe with the Bat on every leve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6]-1)" office:value-type="float" office:value="3" calcext:value-type="float">
            <text:p>3</text:p>
          </table:table-cell>
          <table:table-cell table:style-name="ce4" office:value-type="string" calcext:value-type="string">
            <text:p>स्वतंत्र रूप से अमीर। वित्त और अपने लक्ष्यों को आगे बढ़ाने के लिए अपने विशाल भाग्य का इस्तेमाल करता है। अविश्वसनीय रूप से बुद्धिमान। एक शानदार रणनीतिकार। मार्शल कलाकार मास्टर। अपने आदेश के तहत विशेषज्ञ योद्धाओं के एक मेजबान के साथ संबद्ध। नहीं, हम बैटमैन के बारे में बात नहीं कर रहे हैं, लेकिन एक आदमी है जो साबित कर दी है उसकी सबसे खतरनाक और विनाशकारी विरोधी में से एक है। उन्होंने कहा कि रा के अल Ghul, दानव के प्रमुख, हत्यारों की लीग के नेता ने और दुनिया के हर स्तर पर बल्ले के साथ पैर की अंगुली करने के लिए पैर की अंगुली जा रहा करने में सक्षम में केवल एक ही व्यक्ति है।</text:p>
          </table:table-cell>
          <table:table-cell office:value-type="string" calcext:value-type="string">
            <text:p>रा के अल Ghul</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ave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ve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aven is the daughter of the interdimensional demon Trigon, a malicious and powerful being that seeks to conquer and enslave the people of Earth—and whose dark powers and influence were passed down to his daughter. Raised in the alternate dimension of Azarath, the half-human, half-demon. Raven is extremely powerful, gifted with magical, psychic and telekinetic powers as well as the ability to manipulate energy, emotion and shadow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7]-1)" office:value-type="float" office:value="51" calcext:value-type="float">
            <text:p>51</text:p>
          </table:table-cell>
          <table:table-cell table:style-name="ce4" office:value-type="string" calcext:value-type="string">
            <text:p>पृथ्वी और जिसका अंधेरे शक्तियों और प्रभाव अपनी बेटी के लिए नीचे पारित किए गए रेवेन अन्तर दानव ट्राइगॉन, एक दुर्भावनापूर्ण और शक्तिशाली जा रहा है को जीत और के लोगों के वश में रखना चाहता है की बेटी है। Azarath, आधे मानव, आधा दानव के वैकल्पिक आयाम में उठाए। रेवेन, जादुई मानसिक और telekinetic शक्तियों के साथ-साथ ऊर्जा, भावना और छाया में हेरफेर करने की क्षमता के साथ भेंट की, अत्यंत शक्तिशाली है।</text:p>
          </table:table-cell>
          <table:table-cell office:value-type="string" calcext:value-type="string">
            <text:p>काला कौआ</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ed hoo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ed Hoo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Red Hood is an alias used by multiple characters and a criminal organization in DC World. Jason Todd is the most widely known character to use this persona.</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8]-1)" office:value-type="float" office:value="1" calcext:value-type="float">
            <text:p>1</text:p>
          </table:table-cell>
          <table:table-cell table:style-name="ce4" office:value-type="string" calcext:value-type="string">
            <text:p>रेड हुड कई पात्रों और डीसी दुनिया में एक अपराधी संगठन द्वारा इस्तेमाल किया एक उपनाम है। जैसन टॉड इस व्यक्तित्व का उपयोग करने के सबसे व्यापक रूप से जाना जाता चरित्र है।</text:p>
          </table:table-cell>
          <table:table-cell office:value-type="string" calcext:value-type="string">
            <text:p>लाल ओढ़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everse 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everse Flas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or every action, there's an equal and opposite reaction. And with every step the Flash takes toward the future, someone from the future is racing backward through time to stop him—the villainous speedster known as the Reverse-Flash. Born in the 25th Century, Eobard Thawne grew up idolizing the Flash and studying the legacy of the Scarlet Speedster. However, as he learned more about the Flash, Eobard discovered how his own life was linked to his hero’s: He was destined to become one of Barry Allen’s greatest villains, a revelation that led Eobard to grow unhing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09]-7)" office:value-type="float" office:value="20" calcext:value-type="float">
            <text:p>20</text:p>
          </table:table-cell>
          <table:table-cell table:style-name="ce4" office:value-type="string" calcext:value-type="string">
            <text:p>हर क्रिया के लिए, वहाँ एक समान और विपरीत प्रतिक्रिया है। और हर कदम फ़्लैश भविष्य की ओर ले जाता है के साथ, भविष्य से किसी को समय के माध्यम से पिछड़े रेसिंग है उसे रोकने के लिए-खलनायक रिवर्स फ्लैश के रूप में जाना स्पीडस्टर। 25 वीं सदी में जन्मे, Eobard Thawne फ्लैश idolizing और लाल स्पीडस्टर की विरासत का अध्ययन कर बड़ा हुआ। हालांकि, के रूप में वह फ्लैश के बारे में अधिक सीखा है, Eobard की खोज कैसे अपने जीवन अपने नायक के लिए जोड़ा गया था: वह बैरी एलन की सबसे बड़ी खलनायकों में से एक, एक रहस्योद्घाटन है कि Eobard unhinged विकसित करने के लिए नेतृत्व बनने के लिए किस्मत में था।</text:p>
          </table:table-cell>
          <table:table-cell office:value-type="string" calcext:value-type="string">
            <text:p>रिवर्स फ्लैश</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iddl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iddl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of the Dark Knight's most infamous villains, Edward Nygma enjoys flaunting his intellectual superiority by conducting crimes and leaving clues for Batman to piece together. While this habit constantly leads to the aptly named Riddler failing in his criminal endeavors, his puzzle-problem actually stems not only from his own narcissism and ego, but also from a deep-seeded psychological compulsi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0]-1)" office:value-type="float" office:value="0" calcext:value-type="float">
            <text:p>0</text:p>
          </table:table-cell>
          <table:table-cell table:style-name="ce4" office:value-type="string" calcext:value-type="string">
            <text:p>डार्क नाइट का सर्वाधिक कुख्यात खलनायकों में से एक, एडवर्ड Nygma अपराधों का आयोजन और बैटमैन एक साथ टुकड़ा करने के लिए सुराग छोड़ कर उनके बौद्धिक श्रेष्ठता flaunting प्राप्त है। इस आदत लगातार जिसे उपयुक्त नाम दिया पहेलीबाज उसके आपराधिक प्रयासों में नाकाम रहने के लिए होता है, उसके पहेली समस्या वास्तव में उपजी न केवल अपने ही अहंकार और अहंकार से, लेकिन यह भी एक गहरे वरीयता प्राप्त मनोवैज्ञानिक मजबूरी से।</text:p>
          </table:table-cell>
          <table:table-cell office:value-type="string" calcext:value-type="string">
            <text:p>पहेलीबाज</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ob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obi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very kid wants to be Batman, but do you have a lifetime of training? A billion-dollar fortune? The dream gets dashed pretty quickly. So OK, maybe you can’t be Batman… but that doesn’t mean you can’t be adopted by him. And just like that, Robin the Boy Wonder made the kid sidekick an ic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1]-1)" office:value-type="float" office:value="8" calcext:value-type="float">
            <text:p>8</text:p>
          </table:table-cell>
          <table:table-cell table:style-name="ce4" office:value-type="string" calcext:value-type="string">
            <text:p>हर बच्चा बैटमैन बनना चाहता है, लेकिन आप प्रशिक्षण के लिए एक जीवन भर के लिए है? एक अरब डॉलर के भाग्य? सपना बहुत जल्दी से धराशायी हो जाता है। तो ठीक है, हो सकता है आप नहीं बैटमैन हो सकता है ... लेकिन इसका मतलब यह नहीं है कि आप उसके द्वारा नहीं अपनाया जा सकता है। और बस ऐसे ही, रॉबिन बॉय वंडर बच्चा एक आइकन संगिनी बनाया है।</text:p>
          </table:table-cell>
          <table:table-cell office:value-type="string" calcext:value-type="string">
            <text:p>रोबिन</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ocke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ocke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the weapons and tactical expert of the Guardians of the Galaxy, Rocket risks his hide to defend the cosmos. Ain’t no thing like Rocket, ‘cept Rocket. He lives for the simple things, including collecting valuable bounty alongside his friend and partner, Groot. Quick to train a weapon on anyone who offends him, he’s far more formidable than he appea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2]-3)" office:value-type="float" office:value="9" calcext:value-type="float">
            <text:p>9</text:p>
          </table:table-cell>
          <table:table-cell table:style-name="ce4" office:value-type="string" calcext:value-type="string">
            <text:p>हथियारों और आकाशगंगा के रखवालों के सामरिक विशेषज्ञ के रूप में, रॉकेट अपने छिपाने जोखिम ब्रह्मांड की रक्षा के लिए। रॉकेट, 'सीईपीटी रॉकेट की तरह कोई बात नहीं है। वह अपने दोस्त और साथी, Groot के साथ मूल्यवान इनाम इकट्ठा करने सहित साधारण चीजें, के लिए रहता है। किसी को भी, जो उसे नाराज पर एक हथियार प्रशिक्षित करने के लिए त्वरित, वह की तुलना में वह प्रकट होता है कहीं अधिक दुर्जेय है।</text:p>
          </table:table-cell>
          <table:table-cell office:value-type="string" calcext:value-type="string">
            <text:p>राकेट</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ocket racco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ocket Racco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the weapons and tactical expert of the Guardians of the Galaxy, Rocket risks his hide to defend the cosmos. Ain’t no thing like Rocket, ‘cept Rocket. He lives for the simple things, including collecting valuable bounty alongside his friend and partner, Groot. Quick to train a weapon on anyone who offends him, he’s far more formidable than he appear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3]-3)" office:value-type="float" office:value="9" calcext:value-type="float">
            <text:p>9</text:p>
          </table:table-cell>
          <table:table-cell table:style-name="ce4" office:value-type="string" calcext:value-type="string">
            <text:p>हथियारों और आकाशगंगा के रखवालों के सामरिक विशेषज्ञ के रूप में, रॉकेट अपने छिपाने जोखिम ब्रह्मांड की रक्षा के लिए। रॉकेट, 'सीईपीटी रॉकेट की तरह कोई बात नहीं है। वह अपने दोस्त और साथी, Groot के साथ मूल्यवान इनाम इकट्ठा करने सहित साधारण चीजें, के लिए रहता है। किसी को भी, जो उसे नाराज पर एक हथियार प्रशिक्षित करने के लिए त्वरित, वह की तुलना में वह प्रकट होता है कहीं अधिक दुर्जेय है।</text:p>
          </table:table-cell>
          <table:table-cell office:value-type="string" calcext:value-type="string">
            <text:p>रॉकेट Raccoon</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ron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Ron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a cruel and fanatical member of the Kree race, Ronan double-crossed Thanos in an attempt to keep the Power Stone for himself. The genocidal Ronan will stop at nothing to advance he agenda of the Kree Empire, even if it means violating a peace treaty and wiping out all Xandarians using the Power St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4]-1)" office:value-type="float" office:value="56" calcext:value-type="float">
            <text:p>56</text:p>
          </table:table-cell>
          <table:table-cell table:style-name="ce4" office:value-type="string" calcext:value-type="string">
            <text:p>Kree दौड़ का एक क्रूर और कट्टर सदस्य के रूप में रोनन खुद के लिए पावर स्टोन रखने के प्रयास में दो को पार कर Thanos। नरसंहार रोनन Kree साम्राज्य की वह एजेंडा अग्रिम करने के लिए कुछ भी नहीं है पर बंद हो जाएगा, भले ही वह एक शांति संधि का उल्लंघन करने और पावर स्टोन का उपयोग करके सभी Xandarians को मिटाने का मतलब है।</text:p>
          </table:table-cell>
          <table:table-cell office:value-type="string" calcext:value-type="string">
            <text:p>रोन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avit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avit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avitar is God of Speed. Savitar can move at super-speed, and is able to lend or steal speed from moving objects. He has accelerated healing due to increased metabolism and can generate a full Inertia force fie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5]-7)" office:value-type="float" office:value="21" calcext:value-type="float">
            <text:p>21</text:p>
          </table:table-cell>
          <table:table-cell table:style-name="ce4" office:value-type="string" calcext:value-type="string">
            <text:p>Savitar स्पीड के देवता हैं। Savitar सुपर गति से स्थानांतरित कर सकते हैं, और वस्तुओं बढ़ने से उधार देने या गति चोरी करने में सक्षम है। उन्होंने कहा कि वृद्धि की चयापचय की वजह से चिकित्सा तेजी आई है और एक पूर्ण जड़ता बल क्षेत्र उत्पन्न कर सकते हैं।</text:p>
          </table:table-cell>
          <table:table-cell office:value-type="string" calcext:value-type="string">
            <text:p>savitar</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carecr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carecrow</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a young child, Jonathan Crane was subjected to sick and twisted experiments on fear conducted by his own father. Emotionally scarred and mentally unstable from the ordeal, Crane spent his childhood living in fear until he made an important realization—if he could control fear, it would never again control him. Over time, this interest in fear become an obsession. Graduating from college with a doctorate in psychology and specialty in phobias, Jonathan began experimenting on others, subjecting them to a hallucinogenic fear toxin he developed that brought out their worst nightma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float" office:value="20" calcext:value-type="float">
            <text:p>20</text:p>
          </table:table-cell>
          <table:table-cell table:style-name="ce4" office:value-type="string" calcext:value-type="string">
            <text:p>एक छोटे बच्चे के रूप में, जोनाथन क्रेन अपने ही पिता द्वारा किए गए डर पर बीमार और मुड़ प्रयोगों के अधीन किया गया था। भावनात्मक रूप से जख्मी और मानसिक रूप से कठिन परीक्षा से अस्थिर, क्रेन डर में अपने बचपन के रहने वाले खर्च जब तक वह बना एक महत्वपूर्ण प्राप्ति-अगर वह डर को नियंत्रित कर सकता है, यह कभी नहीं फिर से उसे नियंत्रण होगा। समय के साथ, डर में इस ब्याज एक जुनून बन जाते हैं। मनोविज्ञान और भय में विशेषता में एक डॉक्टरेट के साथ कॉलेज से स्नातक, जोनाथन दूसरों पर प्रयोग, उन्हें एक hallucinogenic डर विष वह विकसित है कि उनके सबसे खराब बुरे सपने से बाहर लाया करने के लिए विषय शुरू किया।</text:p>
          </table:table-cell>
          <table:table-cell office:value-type="string" calcext:value-type="string">
            <text:p>बिजूका</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carlet witc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carlet Witch</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otably powerful, Wanda Maximoff has fought both against and with the Avengers, attempting to hone her abilities and do what she believes is right to help the wor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7]-1)" office:value-type="float" office:value="53" calcext:value-type="float">
            <text:p>53</text:p>
          </table:table-cell>
          <table:table-cell table:style-name="ce4" office:value-type="string" calcext:value-type="string">
            <text:p>विशेष रूप से शक्तिशाली, वांडा Maximoff दोनों के खिलाफ और एवेंजर्स के साथ संघर्ष कर रहा है, उसकी क्षमताओं को सुधारने और क्या उनका मानना ​​है दुनिया में मदद करने के लिए सही है क्या करने की कोशिश।</text:p>
          </table:table-cell>
          <table:table-cell office:value-type="string" calcext:value-type="string">
            <text:p>लाल सुर्ख जादूगर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corp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corp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armilla Black is a genetically engineered human, created by Advanced Idea Mechanics (A.I.M.). Though A.I.M. Scientist Supreme Monica Rapuccini considers her a daughter, she grew up with adoptive parents, who were also agents of A.I.M., never knowing of her or their involvement with the organization. Carmilla considered herself a normal teen until her latent powers manifested on the night of her prom. Her mutated arm, which she has taken to calling her stinger, discharged a highly concentrated dosage of toxins, killing her boyfrie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8]-1)" office:value-type="float" office:value="2" calcext:value-type="float">
            <text:p>2</text:p>
          </table:table-cell>
          <table:table-cell table:style-name="ce4" office:value-type="string" calcext:value-type="string">
            <text:p>कार्मिला काले एक अनुवांशिक इंजीनियर मानव, उन्नत आइडिया मैकेनिक्स (A.I.M.) के द्वारा बनाई गई है। हालांकि A.I.M. वैज्ञानिक सुप्रीम मोनिका Rapuccini समझता है उसकी एक बेटी है, वह दत्तक माता पिता, जो भी A.I.M. के एजेंट थे, कभी नहीं उसे या संगठन के साथ उनकी भागीदारी के ज्ञान के साथ बड़ा हुआ। कार्मिला खुद एक सामान्य किशोर माना जाता है जब तक उसके अव्यक्त शक्तियां उसे सालाना जलसे की रात को प्रकट। उसके उत्परिवर्तित हाथ है, जो वह अपने डंक बुला के लिए ले जाया गया है, विषाक्त पदार्थों का एक बहुत ही केंद्रित खुराक छुट्टी दे दी उसके प्रेमी को मार दिया।</text:p>
          </table:table-cell>
          <table:table-cell office:value-type="string" calcext:value-type="string">
            <text:p>बिच्छू</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haza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haza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en Billy Batson speaks the name of an ages-old wizard, he is transformed into the World's Mightiest Mortal—Shaza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19]-1)" office:value-type="float" office:value="73" calcext:value-type="float">
            <text:p>73</text:p>
          </table:table-cell>
          <table:table-cell table:style-name="ce4" office:value-type="string" calcext:value-type="string">
            <text:p>बिली Batson एक उम्र के पुराने जादूगर के नाम बोलता है, वह दुनिया की ताकतवर नश्वर-Shazam में तब्दील हो जाता!</text:p>
          </table:table-cell>
          <table:table-cell office:value-type="string" calcext:value-type="string">
            <text:p>Shazam</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he hu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he Hulk</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fter getting a blood transfusion from her cousin Bruce Banner, Jennifer Walters gained all the powers of the Hulk – and all the problems. But while she gained massive strength, she never lost her passion for justic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0]-7)" office:value-type="float" office:value="36" calcext:value-type="float">
            <text:p>36</text:p>
          </table:table-cell>
          <table:table-cell table:style-name="ce4" office:value-type="string" calcext:value-type="string">
            <text:p>और सभी समस्याओं - उसका चचेरा भाई ब्रूस बैनर से एक रक्ताधान मिलने के बाद, जेनिफर वाल्टर्स हल्क की सभी शक्तियों प्राप्त की। लेकिन जब वह बड़े पैमाने पर शक्ति प्राप्त की, वह कभी नहीं न्याय के लिए उनके जुनून को खो दिया।</text:p>
          </table:table-cell>
          <table:table-cell office:value-type="string" calcext:value-type="string">
            <text:p>वह बड़ा जहाज़</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ilver surf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ilver Surf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e of the noblest and most tormented cosmic entities in the universe, the Silver Surfer treasures freedom above all else, but has often sacrificed his liberty for the greater good. He was born Norrin Radd on the planet Zenn-La, part of an extremely long-lived and technologically advanced humanoid race which had created a worldwide utopia devoid of crime, disease, hunger, poverty, and want of any kind. Convincing a Council of Scientists member to provide him with a spaceship, Radd soon confronted the invader, Galactus, who intended to consume Zenn-La. Radd offered to become his herald and seek out new worlds for him in exchange for Galactus sparing Zenn-La.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1]-1)" office:value-type="float" office:value="80" calcext:value-type="float">
            <text:p>80</text:p>
          </table:table-cell>
          <table:table-cell table:style-name="ce4" office:value-type="string" calcext:value-type="string">
            <text:p>ब्रह्मांड में संभ्रांत और सबसे सताया ब्रह्मांडीय संस्थाओं में से एक, सिल्वर सर्फर सभी के ऊपर स्वतंत्रता खजाना लेकिन अक्सर अधिक से अधिक अच्छे के लिए उसकी स्वतंत्रता का बलिदान किया है। वह ग्रह Zenn-ला, एक बहुत लंबे समय तक रहा और तकनीकी रूप से उन्नत मानव सदृश दौड़ जो दुनिया भर में एक आदर्श राज्य अपराध, बीमारी, भूख, गरीबी, और चाहते हैं किसी भी तरह की से रहित बनाया था की ओर से Norrin Radd पैदा हुआ था। एक अंतरिक्ष यान के साथ उसे प्रदान करने के लिए एक वैज्ञानिक परिषद के सदस्य को समझाने, Radd जल्द ही हमलावर, Galactus, जो Zenn-ला का उपभोग करने का इरादा सामना किया। Radd उसकी सूत्रपात हो जाते हैं और Galactus बख्शते Zenn-ला के बदले में उसके लिए नई दुनिया की खोज करने की पेशकश की।</text:p>
          </table:table-cell>
          <table:table-cell office:value-type="string" calcext:value-type="string">
            <text:p>चांदी सरफ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inestr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inestro</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n blackest day, in brightest night, beware your fears made into light. Let those who try to stop what's right, burn like my power, Sinestro's might!\" From the greatest Green Lantern to the Corps' greatest enemy, Thaal Sinestro's fall from grace can easily be attributed to his own hubris—but if you ask him, the real problem lies in the Green Lantern Corps itself and its creators, the Guardians of the Universe. After all, as far as Sinestro is concerned, everything he does is for the good of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2]-1)" office:value-type="float" office:value="59" calcext:value-type="float">
            <text:p>59</text:p>
          </table:table-cell>
          <table:table-cell table:style-name="ce4" office:value-type="string" calcext:value-type="string">
            <text:p>कोर 'सबसे बड़ी दुश्मन, Thaal Sinestro के लिए सबसे बड़ा ग्रीन लालटेन से \"काली दिन में, प्रतिभाशाली रात में प्रकाश में बनाया अपने डर सावधान रहना। जो लोग क्या सही है को रोकने के लिए कोशिश करते हैं, अपनी शक्ति, Sinestro के पराक्रम की तरह जला!\" अनुग्रह से गिर जाते हैं आसानी से अपने ही करने के लिए जिम्मेदार ठहराया जा सकता अभिमान-लेकिन यदि आप उसे पूछने, वास्तविक समस्या ग्रीन लालटेन कोर ही है और इसके निर्माताओं, ब्रह्मांड के रखवालों में निहित है। सब के बाद, जहाँ तक Sinestro का संबंध है, सब कुछ वह करता है ब्रह्मांड की भलाई के लिए है।</text:p>
          </table:table-cell>
          <table:table-cell office:value-type="string" calcext:value-type="string">
            <text:p>Sinestro</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ka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kaa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kaar is the son of The Hulk in an alternate reality. He possesses powers similar to his father, but greater. His physical strength is so high, that he cracked the armor of the Juggernaut and sent him into the outer atmosphere with one punch, which is something that was considered impossible and that even his father failed to 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3]-1)" office:value-type="float" office:value="52" calcext:value-type="float">
            <text:p>52</text:p>
          </table:table-cell>
          <table:table-cell table:style-name="ce4" office:value-type="string" calcext:value-type="string">
            <text:p>Skaar एक वैकल्पिक वास्तविकता में हल्क का बेटा है। उन्होंने अपने पिता के समान है, लेकिन अधिक से अधिक शक्तियां पास। उनकी शारीरिक शक्ति इतनी अधिक है, कि वह रथ की कवच ​​फटा और एक पंच, जो कुछ है जो असंभव माना जाता था और यहां तक ​​कि अपने पिता करने में नाकाम रही है कि है साथ बाहरी वातावरण में भेज दिया।</text:p>
          </table:table-cell>
          <table:table-cell office:value-type="string" calcext:value-type="string">
            <text:p>skaar</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olomon grund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olomon Grund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olomon Grundy, born on a Monday…” <text:s/>The undead monster known as Solomon Grundy is powerful, immortal and bad news for every hero unfortunate enough to cross his path. Grundy was a corrupt man named Cyrus Gold until his untimely death in Slaughter Swamp. Since then, his entire existence has been an unending cycle of death and rebirth. When Grundy dies, he eventually rises again, emerging from the depths of his original resting place in the swamp to wreak havoc on the liv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4]-7)" office:value-type="float" office:value="42" calcext:value-type="float">
            <text:p>42</text:p>
          </table:table-cell>
          <table:table-cell table:style-name="ce4" office:value-type="string" calcext:value-type="string">
            <text:p>\"सुलैमान Grundy, एक सोमवार को हुआ ...\" मरे राक्षस सुलैमान Grundy के रूप में जाना हर नायक काफी दुर्भाग्यपूर्ण अपने पथ को पार करने के लिए, शक्तिशाली अमर और बुरी खबर है। Grundy वध दलदल में उनकी असामयिक मृत्यु तक साइरस गोल्ड नामक एक भ्रष्ट आदमी था। तब से, अपने पूरे अस्तित्व मौत और पुनर्जन्म के एक अंतहीन चक्र दिया गया है। जब Grundy मर जाता है, वह अंततः फिर से बढ़ जाता है, दलदल में अपने मूल विश्राम स्थल की गहराई से उभरते रहने पर कहर ढ़ा करने के लिए।</text:p>
          </table:table-cell>
          <table:table-cell office:value-type="string" calcext:value-type="string">
            <text:p>सोलोमन Grundy</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pectr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pectr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Spectre is an aspect of The Presence, God’s Vengeance. After creation, Lucifer led the rebellion of the angels against The Presence, one of whom was the angel Raguel/Aztar. Aztar later repented of his sins and, in return, was stripped of his memories and became the incarnation of His Wrat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5]-1)" office:value-type="float" office:value="94" calcext:value-type="float">
            <text:p>94</text:p>
          </table:table-cell>
          <table:table-cell table:style-name="ce4" office:value-type="string" calcext:value-type="string">
            <text:p>स्पेक्टर उपस्थिति, भगवान के वेंजेंस का एक पहलू है। निर्माण के बाद, लूसिफ़ेर उपस्थिति, जिनमें से एक दूत ससुर रूएल / Aztar था के खिलाफ स्वर्गदूतों की विद्रोह का नेतृत्व किया। बाद में Aztar अपने पापों का प्रायश्चित्त किया और, बदले में, उसकी यादें छीन लिए गए और उनके क्रोध का अवतार बन गया।</text:p>
          </table:table-cell>
          <table:table-cell office:value-type="string" calcext:value-type="string">
            <text:p>काली छाया</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pider 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pider 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itten by a radioactive spider, Peter Parker’s arachnid abilities give him amazing powers he uses to help others, while his personal life continues to offer plenty of obstac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6]-7)" office:value-type="float" office:value="15" calcext:value-type="float">
            <text:p>15</text:p>
          </table:table-cell>
          <table:table-cell table:style-name="ce4" office:value-type="string" calcext:value-type="string">
            <text:p>एक रेडियोधर्मी मकड़ी ने काट लिया, पीटर पार्कर की मकड़ी का क्षमताओं उसे अद्भुत शक्तियां दे, जबकि अपने निजी जीवन बाधाओं के बहुत सारे की पेशकश करने के लिए जारी वह, दूसरों की मदद करने का उपयोग करता है।</text:p>
          </table:table-cell>
          <table:table-cell office:value-type="string" calcext:value-type="string">
            <text:p>स्पाइडर मै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pider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pider 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itten by a radioactive spider, Peter Parker’s arachnid abilities give him amazing powers he uses to help others, while his personal life continues to offer plenty of obstac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7]-7)" office:value-type="float" office:value="15" calcext:value-type="float">
            <text:p>15</text:p>
          </table:table-cell>
          <table:table-cell table:style-name="ce4" office:value-type="string" calcext:value-type="string">
            <text:p>एक रेडियोधर्मी मकड़ी ने काट लिया, पीटर पार्कर की मकड़ी का क्षमताओं उसे अद्भुत शक्तियां दे, जबकि अपने निजी जीवन बाधाओं के बहुत सारे की पेशकश करने के लिए जारी वह, दूसरों की मदद करने का उपयोग करता है।</text:p>
          </table:table-cell>
          <table:table-cell office:value-type="string" calcext:value-type="string">
            <text:p>स्पाइडर मै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pider-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pider 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itten by a radioactive spider, Peter Parker’s arachnid abilities give him amazing powers he uses to help others, while his personal life continues to offer plenty of obstac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8]-7)" office:value-type="float" office:value="15" calcext:value-type="float">
            <text:p>15</text:p>
          </table:table-cell>
          <table:table-cell table:style-name="ce4" office:value-type="string" calcext:value-type="string">
            <text:p>एक रेडियोधर्मी मकड़ी ने काट लिया, पीटर पार्कर की मकड़ी का क्षमताओं उसे अद्भुत शक्तियां दे, जबकि अपने निजी जीवन बाधाओं के बहुत सारे की पेशकश करने के लिए जारी वह, दूसरों की मदद करने का उपयोग करता है।</text:p>
          </table:table-cell>
          <table:table-cell office:value-type="string" calcext:value-type="string">
            <text:p>स्पाइडर मै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tarlor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tarlor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Leader of the Guardians of the Galaxy, Peter Quill, known as Star-Lord, brings a sassy sense of humor while protecting the universe from any and all threa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29]-1)" office:value-type="float" office:value="55" calcext:value-type="float">
            <text:p>55</text:p>
          </table:table-cell>
          <table:table-cell table:style-name="ce4" office:value-type="string" calcext:value-type="string">
            <text:p>जबकि किसी भी और सभी खतरों से ब्रह्मांड की रक्षा आकाशगंगा, पीटर क्विल, स्टार प्रभु के रूप में जाना के रखवालों के नेता, हास्य की एक sassy भावना लाता है।</text:p>
          </table:table-cell>
          <table:table-cell office:value-type="string" calcext:value-type="string">
            <text:p>starlord</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teppenwolf</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teppenwolf</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Every tyrannical warlord needs a general they can trust, and luckily for Darkseid, he need not look further than his uncle, Steppenwolf. As one of the immortal New Gods, Steppenwolf's capacity for violence is nearly unmatched throughout the galax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0]-1)" office:value-type="float" office:value="66" calcext:value-type="float">
            <text:p>66</text:p>
          </table:table-cell>
          <table:table-cell table:style-name="ce4" office:value-type="string" calcext:value-type="string">
            <text:p>हर अत्याचारी सिपहसालार एक सामान्य वे भरोसा कर सकते हैं की जरूरत है, और Darkseid के लिए सौभाग्य से, वह अपने चाचा, Steppenwolf से आगे नहीं लग रही है। अमर नई देवताओं में से एक के रूप में, हिंसा के लिए Steppenwolf की क्षमता आकाशगंगा भर में लगभग बेमिसाल है।</text:p>
          </table:table-cell>
          <table:table-cell office:value-type="string" calcext:value-type="string">
            <text:p>Steppenwolf</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tor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tor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a storied, veteran X-Men member, Ororo Munroe - aka Storm - is one of the most powerful mutants on Earth. A trusted and wise leader of the team, with the ability to control and manipulate weather patterns, Storm has created a legac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1]-3)" office:value-type="float" office:value="10" calcext:value-type="float">
            <text:p>10</text:p>
          </table:table-cell>
          <table:table-cell table:style-name="ce4" office:value-type="string" calcext:value-type="string">
            <text:p>एक मंजिला, अनुभवी एक्स-मेन सदस्य के रूप में ओरोरो मुनरो - उर्फ ​​तूफान - पृथ्वी पर सबसे शक्तिशाली उत्परिवर्ती से एक है। टीम के एक विश्वसनीय और बुद्धिमान नेता, को नियंत्रित करने और मौसम के पैटर्न में हेरफेर करने की क्षमता के साथ, तूफान एक विरासत बनाया गया है।</text:p>
          </table:table-cell>
          <table:table-cell office:value-type="string" calcext:value-type="string">
            <text:p>आंधी</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ubmarin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bmarin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It is widely believed Namor was the world's first mutant hero. He first appeared in 1939, off the cost of Southampton, New York. Namor encountered two humans in diving suits and, seeing they were in danger, he helped them to the surface. <text:s/>Discovering a new world outside the vast sea, Namor began to explore. He found a world at war. Namor joined the Allies' super soldiers, the Invaders, and helped them defeat the Axis powers in Europ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2]-7)" office:value-type="float" office:value="29" calcext:value-type="float">
            <text:p>29</text:p>
          </table:table-cell>
          <table:table-cell table:style-name="ce4" office:value-type="string" calcext:value-type="string">
            <text:p>यह व्यापक रूप से माना जाता है Namor दुनिया का पहला उत्परिवर्ती नायक थे। सबसे पहले उन्होंने साउथेम्प्टन, न्यू यॉर्क की लागत बंद, 1939 में दिखाई दिया। Namor डाइविंग सूट में दो मनुष्यों को देखकर वे खतरे में थे का सामना करना पड़ा और, वह उन्हें सतह के लिए मदद की। विशाल समुद्र के बाहर एक नई दुनिया की खोज, Namor पता लगाने के लिए शुरू कर दिया। वह युद्ध में एक विश्व पाया। Namor मित्र राष्ट्रों 'सुपर सैनिकों, आक्रमणकारियों में शामिल हो गए, और उन्हें यूरोप में धुरी राष्ट्रों को हराने में मदद की</text:p>
          </table:table-cell>
          <table:table-cell office:value-type="string" calcext:value-type="string">
            <text:p>पनडुब्बी</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uper 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 Gir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s the most powerful teenager on the planet, the Girl of Steel possesses all of Superman’s powers—from superhuman strength, speed, and invulnerability all the way down to his flight and enhanced sen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3]-1)" office:value-type="float" office:value="67" calcext:value-type="float">
            <text:p>67</text:p>
          </table:table-cell>
          <table:table-cell table:style-name="ce4" office:value-type="string" calcext:value-type="string">
            <text:p>ग्रह पर सबसे शक्तिशाली किशोर के रूप में इस्पात की लड़की सुपरमैन की शक्तियों-से अलौकिक शक्ति, गति, और अकाटता सभी तरह उसकी उड़ान और बढ़ाया होश में नीचे के सभी के पास।</text:p>
          </table:table-cell>
          <table:table-cell office:value-type="string" calcext:value-type="string">
            <text:p>महान लडकी</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uperbo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boy</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boy, also known as Kon-El and Conner Kent, was a DNAlien designed to replace Superman after the hero's death touted as Superman's direct clo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4]-7)" office:value-type="float" office:value="26" calcext:value-type="float">
            <text:p>26</text:p>
          </table:table-cell>
          <table:table-cell table:style-name="ce4" office:value-type="string" calcext:value-type="string">
            <text:p>Superboy, यह भी कॉन-एल और कोनर कैंट के रूप में जाना जाता है, एक DNAlien नायक की मौत सुपरमैन की प्रत्यक्ष क्लोन के रूप में बताया के बाद सुपरमैन को बदलने के लिए तैयार किया गया था।</text:p>
          </table:table-cell>
          <table:table-cell office:value-type="string" calcext:value-type="string">
            <text:p>उत्कृष्ट बालक</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aster than a speeding bullet, more powerful than a locomotive… The Man of Steel fights a never-ending battle for truth, justice, and the American way. From his blue uniform to his flowing red cape to the \"S\" shield on his chest, Superman is one of the most immediately recognizable and beloved DC Super Heroes of all time. The Man of Steel is the ultimate symbol of truth, justice, and hope. He is the world's first Super Hero and a guiding light to 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5]-1)" office:value-type="float" office:value="69" calcext:value-type="float">
            <text:p>69</text:p>
          </table:table-cell>
          <table:table-cell table:style-name="ce4" office:value-type="string" calcext:value-type="string">
            <text:p>एक तेजी से गोली से भी तेज, अधिक शक्तिशाली एक लोकोमोटिव से ... स्टील मैन ऑफ द सत्य, न्याय, और अमेरिकी रास्ता के लिए एक कभी न खत्म होने लड़ाई लड़ता है। अपने अपने सीने पर ‘S’ ढाल करने के लिए लाल केप बह करने के लिए उसकी नीली वर्दी से, सुपरमैन अब तक का सबसे तुरंत पहचानने योग्य और प्रिय डीसी सुपर हीरो में से एक है। स्टील मैन ऑफ द की सच्चाई, न्याय, और आशा परम प्रतीक है। उन्होंने कहा कि दुनिया का पहला सुपर हीरो और सभी के लिए एक मार्गदर्शक प्रकाश है।</text:p>
          </table:table-cell>
          <table:table-cell office:value-type="string" calcext:value-type="string">
            <text:p>अतिमानव</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uperman prim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man Prim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uperman Prime is a version of Superman in the future. After living inside the Earth’s yellow sun for 15,000 years, the Man of Steel enhanced his powers to great cosmic levels, giving him nigh-omnipotence, invulnerability, and the ability to create life and entire univer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6]-1)" office:value-type="float" office:value="92" calcext:value-type="float">
            <text:p>92</text:p>
          </table:table-cell>
          <table:table-cell table:style-name="ce4" office:value-type="string" calcext:value-type="string">
            <text:p>सुपरमैन प्रधानमंत्री भविष्य में सुपरमैन की एक संस्करण है। 15,000 साल के लिए पृथ्वी के पीला सूरज के अंदर रहने के बाद स्टील मैन ऑफ द महान लौकिक स्तर तक अपनी शक्तियों को बढ़ाया है, उसे समीप-omnipotence, अकाटता, और जीवन और पूरे ब्रह्मांड बनाने की क्षमता दे रही है।</text:p>
          </table:table-cell>
          <table:table-cell office:value-type="string" calcext:value-type="string">
            <text:p>सुपरमैन प्रधानमंत्री</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swamp 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Swamp 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monstrous Swamp Thing can control every iota of plant life on this planet, from the fungus on stale bread to forests of towering oaks. Superhumanly strong and grotesque, he can grow himself a full array of titanic bodies from even the tiniest sprout of green. A living embodiment of the power and terror in our environment, the Swamp Thing protects both humanity and the environment—usually from each oth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7]-3)" office:value-type="float" office:value="8" calcext:value-type="float">
            <text:p>8</text:p>
          </table:table-cell>
          <table:table-cell table:style-name="ce4" office:value-type="string" calcext:value-type="string">
            <text:p>राक्षसी दलदल बात बासी रोटी पर कवक से ऊंचा बांज के जंगलों में, इस ग्रह पर पौधों के जीवन के हर जरा भी नियंत्रित कर सकते हैं। Superhumanly मजबूत और विचित्र, वह खुद भी हरी का सबसे नन्हा अंकुर से विशाल शरीर की एक पूरी सरणी बढ़ सकता है। बिजली और हमारे वातावरण में आतंक का एक जीवित अवतार, दलदल बात दोनों मानवता और पर्यावरण के आम तौर पर एक-दूसरे से सुरक्षा करता है।</text:p>
          </table:table-cell>
          <table:table-cell office:value-type="string" calcext:value-type="string">
            <text:p>दलदल की चीज</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ano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anos</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Mad Titan Thanos quests across the universe in search of the Infinity Stones, intending to use their limitless power for shocking purposes. Using the power of the Infinity Stones, Thanos believes he can ultimately save the universe by wiping out half of its populati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8]-1)" office:value-type="float" office:value="63" calcext:value-type="float">
            <text:p>63</text:p>
          </table:table-cell>
          <table:table-cell table:style-name="ce4" office:value-type="string" calcext:value-type="string">
            <text:p>पागल टाइटन Thanos इन्फिनिटी पत्थरों की तलाश में ब्रह्मांड भर में अन्वेषण चौंकाने वाला उद्देश्यों के लिए उनकी असीम शक्ति का उपयोग करने के इच्छुक थे। इन्फिनिटी पत्थर की शक्ति का उपयोग करना, Thanos मानना ​​है कि वह अंततः अपनी आबादी का आधे से बाहर पोंछते द्वारा ब्रह्मांड बचा सकता है।</text:p>
          </table:table-cell>
          <table:table-cell office:value-type="string" calcext:value-type="string">
            <text:p>थनो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anos with infinity gauntle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anos with Infinity Gauntlet</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Mad Titan Thanos quests across the universe in search of the Infinity Stones, intending to use their limitless power for shocking purposes. Using the power of the Infinity Stones, Thanos believes he can ultimately save the universe by wiping out half of its populati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39]-1)" office:value-type="float" office:value="83" calcext:value-type="float">
            <text:p>83</text:p>
          </table:table-cell>
          <table:table-cell table:style-name="ce4" office:value-type="string" calcext:value-type="string">
            <text:p>पागल टाइटन Thanos इन्फिनिटी पत्थरों की तलाश में ब्रह्मांड भर में अन्वेषण चौंकाने वाला उद्देश्यों के लिए उनकी असीम शक्ति का उपयोग करने के इच्छुक थे। इन्फिनिटी पत्थर की शक्ति का उपयोग करना, Thanos मानना ​​है कि वह अंततः अपनी आबादी का आधे से बाहर पोंछते द्वारा ब्रह्मांड बचा सकता है।</text:p>
          </table:table-cell>
          <table:table-cell office:value-type="string" calcext:value-type="string">
            <text:p>अनंत चुनौती के साथ थनोस</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e living tribuna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Living Tribuna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living tribunal is considered the second strongest being in the marvel universe second only to the one above all (and later on, The Beyonder). The living tribunal is the supreme authority in the marvel universe save The One Above All. His power is absolutely limitless. <text: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0]-1)" office:value-type="float" office:value="95" calcext:value-type="float">
            <text:p>95</text:p>
          </table:table-cell>
          <table:table-cell table:style-name="ce4" office:value-type="string" calcext:value-type="string">
            <text:p>रहने वाले न्यायाधिकरण मार्वल यूनिवर्स में दूसरा सबसे मजबूत प्राणी ही माना जाता दूसरा केवल सब से ऊपर एक (और बाद में, Beyonder) करने के लिए। रहने वाले न्यायाधिकरण चमत्कार ब्रह्मांड में सर्वोच्च अधिकार एक सभी से ऊपर बचाने के लिए है। उनकी शक्ति बिल्कुल असीम है।</text:p>
          </table:table-cell>
          <table:table-cell office:value-type="string" calcext:value-type="string">
            <text:p>रहने वाले न्यायाधिकरण</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e 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uff and gung-ho Ben Grimm rocks the Marvel Universe as the rocky Thing, a powerhouse with a heart of gold and the backbone of the Fantastic Four. With his nearly-indestructible body and incredible strength and stamina, the Thing possess the ability to defend the innocent and crush evil, but also to help the Fantastic Four explore the unknown throughout the multivers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1]-7)" office:value-type="float" office:value="17" calcext:value-type="float">
            <text:p>17</text:p>
          </table:table-cell>
          <table:table-cell table:style-name="ce4" office:value-type="string" calcext:value-type="string">
            <text:p>कर्कश और उत्साहित बेन ग्रिम चट्टानी बात के रूप में मार्वल यूनिवर्स, सोने की एक दिल और फैंटास्टिक फोर की रीढ़ की हड्डी के साथ एक बिजलीघर चट्टानों। उसके लगभग अविनाशी शरीर और अविश्वसनीय शक्ति और सहनशक्ति के साथ, बात मासूम की रक्षा और बुराई को कुचलने, लेकिन यह भी फैंटास्टिक फोर मल्टीवर्स भर अज्ञात का पता लगाने में मदद करने के करने की क्षमता होती है।</text:p>
          </table:table-cell>
          <table:table-cell office:value-type="string" calcext:value-type="string">
            <text:p>बात</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ing</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ruff and gung-ho Ben Grimm rocks the Marvel Universe as the rocky Thing, a powerhouse with a heart of gold and the backbone of the Fantastic Four. With his nearly-indestructible body and incredible strength and stamina, the Thing possess the ability to defend the innocent and crush evil, but also to help the Fantastic Four explore the unknown throughout the multivers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2]-7)" office:value-type="float" office:value="17" calcext:value-type="float">
            <text:p>17</text:p>
          </table:table-cell>
          <table:table-cell table:style-name="ce4" office:value-type="string" calcext:value-type="string">
            <text:p>कर्कश और उत्साहित बेन ग्रिम चट्टानी बात के रूप में मार्वल यूनिवर्स, सोने की एक दिल और फैंटास्टिक फोर की रीढ़ की हड्डी के साथ एक बिजलीघर चट्टानों। उसके लगभग अविनाशी शरीर और अविश्वसनीय शक्ति और सहनशक्ति के साथ, बात मासूम की रक्षा और बुराई को कुचलने, लेकिन यह भी फैंटास्टिक फोर मल्टीवर्स भर अज्ञात का पता लगाने में मदद करने के करने की क्षमता होती है।</text:p>
          </table:table-cell>
          <table:table-cell office:value-type="string" calcext:value-type="string">
            <text:p>चीज़</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ho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o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son of Odin uses his mighty abilities as the God of Thunder to protect his home Asgard and planet Earth alike. Thor Odinson wields the power of the ancient Asgardians to fight evil throughout the Nine Realms and beyond.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3]-1)" office:value-type="float" office:value="65" calcext:value-type="float">
            <text:p>65</text:p>
          </table:table-cell>
          <table:table-cell table:style-name="ce4" office:value-type="string" calcext:value-type="string">
            <text:p>ओडिन का बेटा थंडर भगवान के रूप में अपने शक्तिशाली क्षमताओं का उपयोग करता है अपने घर एस्गर्ड और ग्रह पृथ्वी की रक्षा के लिए एक जैसे। थोर Odinson प्राचीन Asgardians की शक्ति नौ रियल्म्स भर और उससे आगे बुराई से लड़ने के जबर्दस्त।</text:p>
          </table:table-cell>
          <table:table-cell office:value-type="string" calcext:value-type="string">
            <text:p>थोर</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ricks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rickst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ce an average circus performer, the Trickster turned to a life of crime when he invented shoes that allowed him to hover. He soon became an enemy of the Flash. In Justice League: Unlimited, it was hinted that the Trickster may have a disorder that impairs his judgment since the Flash noted that he is off his medicatio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4]-1)" office:value-type="float" office:value="0" calcext:value-type="float">
            <text:p>0</text:p>
          </table:table-cell>
          <table:table-cell table:style-name="ce4" office:value-type="string" calcext:value-type="string">
            <text:p>एक बार एक औसत सर्कस कलाकार, Trickster भी अपराधी बन में बदल गया जब वह जूते है कि उसे मंडराना करने की अनुमति दी आविष्कार किया। वह जल्द ही फ्लैश का दुश्मन बन गया। जस्टिस लीग में: असीमित, यह संकेत दिया गया था Trickster एक विकार है कि अपने फैसले impairs के बाद से फ्लैश का उल्लेख किया है कि वह अपने दवा बंद है हो सकता है।</text:p>
          </table:table-cell>
          <table:table-cell office:value-type="string" calcext:value-type="string">
            <text:p>चालबाज</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ultr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Ultr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The creation gone awry, the sentient robot Ultron hates and seeks to wipe out humanity. An artificial intelligence with access to all the data in the world, Ultron decides that the best way to save the Earth is to destroy all the people on it to make way for a new race of highly intelligent robotic lifeform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5]-1)" office:value-type="float" office:value="59" calcext:value-type="float">
            <text:p>59</text:p>
          </table:table-cell>
          <table:table-cell table:style-name="ce4" office:value-type="string" calcext:value-type="string">
            <text:p>निर्माण धराशायी हो चला गया, संवेदनशील रोबोट Ultron नफरत करता है और मानवता का सफाया करना चाहता है। दुनिया में सभी डेटा तक पहुँच के साथ एक कृत्रिम बुद्धि, Ultron फैसला करता है कि पृथ्वी को बचाने के लिए सबसे अच्छा तरीका बहुत बुद्धिमान रोबोट जीवों की एक नई दौड़ के लिए रास्ता बनाने के लिए उस पर सभी लोगों को नष्ट करने के लिए है।</text:p>
          </table:table-cell>
          <table:table-cell office:value-type="string" calcext:value-type="string">
            <text:p>ULTRON</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valkyri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Valkyri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Gifted the power of the legendary Asgardian Brunnhilde, Parrington assumed the mantle and the cosmic responsibilities of the Valkyrie. Valkyrie uses her superhuman strength to defend Asgar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6]-1)" office:value-type="float" office:value="47" calcext:value-type="float">
            <text:p>47</text:p>
          </table:table-cell>
          <table:table-cell table:style-name="ce4" office:value-type="string" calcext:value-type="string">
            <text:p>पौराणिक Asgardian Brunnhilde की शक्ति भेंट, Parrington विरासत और Valkyrie के लौकिक जिम्मेदारियों ग्रहण किया। Valkyrie एस्गर्ड की रक्षा के लिए उसे अलौकिक शक्ति का उपयोग करता है।</text:p>
          </table:table-cell>
          <table:table-cell office:value-type="string" calcext:value-type="string">
            <text:p>Valkyrie</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ven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Ven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en Spider-Man acquired a living symbiote costume, he had no idea that it would later spawn a major adversary. Though it often acts as a foe to the Wallcrawler, Venom does possess some kind of morality—avoiding harm to the innocent and bringing down the bad peop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7]-7)" office:value-type="float" office:value="24" calcext:value-type="float">
            <text:p>24</text:p>
          </table:table-cell>
          <table:table-cell table:style-name="ce4" office:value-type="string" calcext:value-type="string">
            <text:p>स्पाइडर मैन एक जीवित symbiote पोशाक का अधिग्रहण किया है, वह कोई पता नहीं है कि यह बाद में एक प्रमुख विरोधी अंडे होता था। हालांकि यह अक्सर Wallcrawler करने के लिए एक दुश्मन के रूप में कार्य करता है, जहर निर्दोष और बुरे लोगों के नीचे लाने के लिए नैतिकता-परहेज नुकसान के कुछ प्रकार के अधिकारी है।</text:p>
          </table:table-cell>
          <table:table-cell office:value-type="string" calcext:value-type="string">
            <text:p>विष</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vib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Vib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Cisco Ramon was caught in the event horizon of a boom tube during Darkseid's first invasion of Earth. The exposure to the interdimensional forces rewrote his DNA, and now Cisco uses his vibrational powers to help A.R.G.U.S. find and restrain dangerous fugitives from other realities. The second-youngest member of the Justice League of America, he is the hero known as Vib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8]-3)" office:value-type="float" office:value="11" calcext:value-type="float">
            <text:p>11</text:p>
          </table:table-cell>
          <table:table-cell table:style-name="ce4" office:value-type="string" calcext:value-type="string">
            <text:p>सिस्को रेमन पृथ्वी के Darkseid का पहला आक्रमण के दौरान एक बूम ट्यूब के घटना क्षितिज में पकड़ा गया था। अन्तर बलों के लिए जोखिम उसके डीएनए दुबारा लिखा है, और अब सिस्को उसके कंपन शक्तियों का उपयोग करता A.R.G.U.S. मदद करने के लिए खोजने के लिए और अन्य वास्तविकताओं से खतरनाक भगोड़ों को नियंत्रित। अमेरिका के जस्टिस लीग का दूसरा सबसे कम उम्र के सदस्य, वह नायक वाइब रूप में जाना जाता है।</text:p>
          </table:table-cell>
          <table:table-cell office:value-type="string" calcext:value-type="string">
            <text:p>वाइब</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vis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Visio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A fully unique being, Vision came about thanks to a combination of Wakandan Vibranium, Asgardian lightning, an Infinity Stone, and more. Vision defies physics and fights as an Avenger with the power of density manipulation and his flawless computer brai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49]-1)" office:value-type="float" office:value="65" calcext:value-type="float">
            <text:p>65</text:p>
          </table:table-cell>
          <table:table-cell table:style-name="ce4" office:value-type="string" calcext:value-type="string">
            <text:p>एक पूरी तरह से अद्वितीय जा रहा है, विजन Wakandan Vibranium, Asgardian बिजली, एक इन्फिनिटी स्टोन, और अधिक का एक संयोजन के लिए धन्यवाद के बारे में आया था। विजन घनत्व हेरफेर की शक्ति और उसके निर्दोष कंप्यूटर मस्तिष्क के साथ एक Avenger के रूप में भौतिकी और झगड़े खारिज कर देता है।</text:p>
          </table:table-cell>
          <table:table-cell office:value-type="string" calcext:value-type="string">
            <text:p>दृष्टि</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vulc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Vulc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He is an omega level mutant. He has the ability to manipulate all forms of energy at will and can absorbs them as well, even magic.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0]-1)" office:value-type="float" office:value="78" calcext:value-type="float">
            <text:p>78</text:p>
          </table:table-cell>
          <table:table-cell table:style-name="ce4" office:value-type="string" calcext:value-type="string">
            <text:p>उन्होंने कहा कि एक ओमेगा स्तर उत्परिवर्ती है। वह अपनी इच्छा से ऊर्जा के सभी रूपों में हेरफेर करने की क्षमता है और उन्हें, साथ ही अवशोषित कर लेता है भी कर सकते हैं जादू।</text:p>
          </table:table-cell>
          <table:table-cell office:value-type="string" calcext:value-type="string">
            <text:p>वालकैन</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wand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and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Notably powerful, Wanda Maximoff has fought both against and with the Avengers, attempting to hone her abilities and do what she believes is right to help the wor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1]-1)" office:value-type="float" office:value="51" calcext:value-type="float">
            <text:p>51</text:p>
          </table:table-cell>
          <table:table-cell table:style-name="ce4" office:value-type="string" calcext:value-type="string">
            <text:p>विशेष रूप से शक्तिशाली, वांडा Maximoff दोनों के खिलाफ और एवेंजर्स के साथ संघर्ष कर रहा है, उसकी क्षमताओं को सुधारने और क्या उनका मानना ​​है दुनिया में मदद करने के लिए सही है क्या करने की कोशिश।</text:p>
          </table:table-cell>
          <table:table-cell office:value-type="string" calcext:value-type="string">
            <text:p>वांडा</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wasp</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asp</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hile the lost daughter of Hank Pym inherits his scientific mind, Nadia Pym follows in the footsteps of her step-mother Janet van Dyne to carve out a place for herself in the Super Hero community as the Unstoppable Wasp.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2]-3)" office:value-type="float" office:value="16" calcext:value-type="float">
            <text:p>16</text:p>
          </table:table-cell>
          <table:table-cell table:style-name="ce4" office:value-type="string" calcext:value-type="string">
            <text:p>हांक Pym के खो बेटी उनकी वैज्ञानिक मन इनहेरिट करते हैं, नादिया Pym उसकी सौतेली माँ जेनेट वैन Dyne बाहर अजेय ततैया के रूप में सुपर हीरो समुदाय में खुद के लिए एक जगह बनाने के लिए के नक्शेकदम पर इस प्रकार है।</text:p>
          </table:table-cell>
          <table:table-cell office:value-type="string" calcext:value-type="string">
            <text:p>हड्डा</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winter soldi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inter Soldier</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James Buchanan “Bucky” Barnes enlists to fight in World War II, but eventually literally falls in battle. Unfortunately, the evil Arnim Zola recovers him and erases his memory, turning him into a highly-trained assassin called the Winter Soldi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3]-3)" office:value-type="float" office:value="14" calcext:value-type="float">
            <text:p>14</text:p>
          </table:table-cell>
          <table:table-cell table:style-name="ce4" office:value-type="string" calcext:value-type="string">
            <text:p>जेम्स बुकानन 'बकी' बार्न्स द्वितीय विश्व युद्ध में लड़ने के लिए सूचीबद्ध है, लेकिन अंत सचमुच लड़ाई में गिर जाता है। दुर्भाग्य से, बुराई Arnim ज़ोला उसे ठीक और उसकी याददाश्त मिटा देता है, उसे शीतकालीन सैनिक नामक एक उच्च-प्रशिक्षित हत्यारे में तब्दील हो।</text:p>
          </table:table-cell>
          <table:table-cell office:value-type="string" calcext:value-type="string">
            <text:p>सर्दी का सिपाही</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wolver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olverine</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marvel</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From the northern wilderness of Canada hails one of the gruffest, most irascible, totally cynical and brooding member of the X-Men ever to grace the team with his presence. A mutant with an unstoppable healing power, adamantium metal claws and no-nonsense attitude makes the man called Logan, one of the most ferocious heroes in the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4]-7)" office:value-type="float" office:value="26" calcext:value-type="float">
            <text:p>26</text:p>
          </table:table-cell>
          <table:table-cell table:style-name="ce4" office:value-type="string" calcext:value-type="string">
            <text:p>से कनाडा के उत्तरी जंगल एक्स-मेन की gruffest, सबसे, चिड़चिड़ा पूरी तरह से उदासीन और सोच सदस्य में से एक निवासी है कभी अपनी उपस्थिति के साथ टीम की शोभा बढ़ाने। एक अजेय चिकित्सा शक्ति, सख्त मिश्रित धातु धातु पंजे और बकवास दृष्टिकोण के साथ एक उत्परिवर्ती आदमी लोगान कहा जाता है, ब्रह्मांड में सबसे क्रूर नायकों में से एक बनाता है।</text:p>
          </table:table-cell>
          <table:table-cell office:value-type="string" calcext:value-type="string">
            <text:p>Wolverine</text:p>
          </table:table-cell>
          <table:table-cell table:style-name="ce6" office:value-type="string" calcext:value-type="string">
            <text:p>मार्वल</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wonder wo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onder Woman</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Beautiful as Aphrodite, wise as Athena, swifter than Hermes, and stronger than Hercules, Princess Diana of Themyscira fights for peace in Man's Worl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5]-1)" office:value-type="float" office:value="64" calcext:value-type="float">
            <text:p>64</text:p>
          </table:table-cell>
          <table:table-cell table:style-name="ce4" office:value-type="string" calcext:value-type="string">
            <text:p>, Aphrodite के रूप में सुंदर एथेना के रूप में बुद्धिमान, हेमीज़ से तेज, और मजबूत पहलवान से, आदमी की दुनिया में शांति के लिए Themyscira मुकाबलों में से राजकुमारी डायना।</text:p>
          </table:table-cell>
          <table:table-cell office:value-type="string" calcext:value-type="string">
            <text:p>अद्भुत महिला</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zatann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Zatanna</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With a name like Zatanna Zatara, becoming a professional stage magician almost seems like an unquestionable career choice. Of course, it doesn’t hurt that the illusions she creates and the spells she weaves to dazzle the audience just so happen to be real. By reciting spells backwards, she can invoke anything her imagination wills, and her inventiveness often allows her to find creative solutions to even the trickiest of problem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6]-1)" office:value-type="float" office:value="51" calcext:value-type="float">
            <text:p>51</text:p>
          </table:table-cell>
          <table:table-cell table:style-name="ce4" office:value-type="string" calcext:value-type="string">
            <text:p>Zatanna Zatara, की तरह एक नाम एक पेशेवर मंच जादूगर बनने के साथ लगभग एक निर्विवाद कैरियर विकल्प की तरह लगता है। बेशक, यह चोट नहीं है कि भ्रम पैदा करता है और वह मंत्र वह दर्शकों को चकाचौंध करने बुनती सिर्फ इसलिए वास्तविक होने के लिए होता है। पीछे की ओर मंत्र पाठ करके, वह कुछ भी उसकी कल्पना चाहा आह्वान कर सकते हैं, और उसे आविष्कारशीलता अक्सर उसके समस्याओं के trickiest को भी यह स्पष्ट रचनात्मक समाधान खोजने के लिए अनुमति देता है।</text:p>
          </table:table-cell>
          <table:table-cell office:value-type="string" calcext:value-type="string">
            <text:p>Zatanna</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zo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Zod</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Once Krypton’s greatest military leader, General Dru-Zod was banished to the Phantom Zone for crimes he committed against the people of Krypton. Trapped for years—long past the destruction of his home planet—Zod emerged from his interdimensional prison seeking revenge against the man he blamed for his captivity by going after his jailer’s surviving son: Kal-El of Krypton, the hero known as 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7]-1)" office:value-type="float" office:value="69" calcext:value-type="float">
            <text:p>69</text:p>
          </table:table-cell>
          <table:table-cell table:style-name="ce4" office:value-type="string" calcext:value-type="string">
            <text:p>एक बार जब क्रिप्टन की सबसे बड़ी सैन्य नेता, जनरल Dru-Zod अपराधों वह क्रिप्टन के लोगों के खिलाफ प्रतिबद्ध के लिए फ़ैंटम ज़ोन के लिए निर्वासित किया गया था। क्रिप्टन की काल-एल, हीरो सुपरमैन के रूप में जाना जाता है: साल भर चलने वाले अपने घर के विनाश ग्रह Zod उसके अन्तर जेल आदमी वह अपने जेलर की जीवित पुत्र के बाद जाकर उसकी कैद के लिए दोषी ठहराया के खिलाफ बदला लेने के उद्देश्य से उभरा अतीत के लिए फंस।</text:p>
          </table:table-cell>
          <table:table-cell office:value-type="string" calcext:value-type="string">
            <text:p>Zod</text:p>
          </table:table-cell>
          <table:table-cell table:style-name="ce6" office:value-type="string" calcext:value-type="string">
            <text:p>डीसी</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zo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Zoom</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dc</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 </text:p>
          </table:table-cell>
          <table:table-cell office:value-type="string" calcext:value-type="string">
            <text:p>"</text:p>
          </table:table-cell>
          <table:table-cell office:value-type="string" calcext:value-type="string">
            <text:p>Zoom is utterly unlike the Flash and other speedsters, both setting him apart and making him one of the most dangerous and challenging of Flash’s foes. His speed doesn’t come from the Speed Force, but from altering his own relative time, slowing or speeding up the world around him, allowing him to run even faster than the Flash. His warped sense of heroism and villainy has led Zoom to continuously threaten not only those closest to the Flash but also countless heroes throughout the DC Univer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O158]-7)" office:value-type="float" office:value="20" calcext:value-type="float">
            <text:p>20</text:p>
          </table:table-cell>
          <table:table-cell table:style-name="ce4" office:value-type="string" calcext:value-type="string">
            <text:p>ज़ूम, फ्लैश और अन्य उस्तादों के विपरीत पूरी तरह से दोनों उसे अलग स्थापित करने और उसे सबसे खतरनाक और फ्लैश के दुश्मनों की चुनौतीपूर्ण में से एक बना। उनकी गति स्पीड सेना से है, लेकिन अपने ही रिश्तेदार समय में फेरबदल, धीमा या उसके आसपास की दुनिया को तेज करने, उसे भी तेजी से फ्लैश से चलाने की अनुमति से नहीं आती है। वीरता और खलनायकी का उनका विकृत भावना ज़ूम नेतृत्व किया गया है लगातार न केवल डीसी यूनिवर्स भर फ्लैश करने के लिए उन निकटतम लेकिन यह भी अनगिनत नायकों को धमकाने के लिए।</text:p>
          </table:table-cell>
          <table:table-cell office:value-type="string" calcext:value-type="string">
            <text:p>ज़ूम</text:p>
          </table:table-cell>
          <table:table-cell table:style-name="ce6" office:value-type="string" calcext:value-type="string">
            <text:p>डीसी</text:p>
          </table:table-cell>
        </table:table-row>
        <table:table-row table:style-name="ro1" table:number-rows-repeated="844">
          <table:table-cell table:number-columns-repeated="23"/>
          <table:table-cell table:style-name="ce4"/>
          <table:table-cell/>
          <table:table-cell table:style-name="ce7"/>
        </table:table-row>
        <table:table-row table:style-name="ro1" table:number-rows-repeated="1047573">
          <table:table-cell table:number-columns-repeated="26"/>
        </table:table-row>
        <table:table-row table:style-name="ro1">
          <table:table-cell table:number-columns-repeated="26"/>
        </table:table-row>
      </table:table>
      <table:named-expressions/>
      <table:database-ranges>
        <table:database-range table:name="__Anonymous_Sheet_DB__0" table:target-range-address="Sheet1.A1:Sheet1.W158" table:contains-header="false">
          <table:sort>
            <table:sort-by table:field-number="2"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0:38:36.041413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1:53:09.400006102</meta:creation-date>
    <meta:editing-duration>PT5H5M33S</meta:editing-duration>
    <meta:editing-cycles>28</meta:editing-cycles>
    <meta:generator>LibreOffice/6.0.7.3$Linux_X86_64 LibreOffice_project/00m0$Build-3</meta:generator>
    <dc:date>2019-05-22T11:08:44.316351415</dc:date>
    <meta:document-statistic meta:table-count="1" meta:cell-count="4107" meta:object-count="0"/>
  </office:meta>
</office:document-meta>
</file>